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Tahoma" svg:font-family="Tahoma" style:font-family-generic="swiss" style:font-pitch="variable"/>
    <style:font-face style:name="WenQuanYi Micro Hei" svg:font-family="'WenQuanYi Micro Hei'" style:font-family-generic="system" style:font-pitch="variable"/>
    <style:font-face style:name="ui-monospace" svg:font-family="ui-monospace, SFMono-Regular, 'SF Mono', Menlo, Consolas, 'Liberation Mono', monospace"/>
  </office:font-face-decls>
  <office:automatic-styles>
    <style:style style:name="Table1" style:family="table">
      <style:table-properties style:width="6.6979in" fo:margin-left="0in" table:align="left"/>
    </style:style>
    <style:style style:name="Table1.A" style:family="table-column">
      <style:table-column-properties style:column-width="4.8125in"/>
    </style:style>
    <style:style style:name="Table1.B" style:family="table-column">
      <style:table-column-properties style:column-width="1.8854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data-style-name="N0">
      <style:table-cell-properties fo:padding="0.0201in" fo:border-left="0.05pt solid #000000" fo:border-right="0.05pt solid #000000" fo:border-top="none" fo:border-bottom="0.05pt solid #000000" style:writing-mode="page"/>
    </style:style>
    <style:style style:name="Table1.B73" style:family="table-cell">
      <style:table-cell-properties fo:padding="0.0201in" fo:border-left="0.05pt solid #000000" fo:border-right="0.05pt solid #000000" fo:border-top="none" fo:border-bottom="0.05pt solid #000000" style:writing-mode="page"/>
    </style:style>
    <style:style style:name="Table1.B74" style:family="table-cell">
      <style:table-cell-properties fo:padding="0.0201in" fo:border-left="0.05pt solid #000000" fo:border-right="0.05pt solid #000000" fo:border-top="none" fo:border-bottom="0.05pt solid #000000" style:writing-mode="page"/>
    </style:style>
    <style:style style:name="P1" style:family="paragraph" style:parent-style-name="Heading_20_1" style:list-style-name="">
      <style:paragraph-properties fo:text-align="justify" style:justify-single-word="false"/>
      <style:text-properties style:font-name="Tahoma" officeooo:rsid="001c58ab" officeooo:paragraph-rsid="001c58ab"/>
    </style:style>
    <style:style style:name="P2" style:family="paragraph" style:parent-style-name="Text_20_body" style:list-style-name="">
      <style:paragraph-properties fo:text-align="justify" style:justify-single-word="false"/>
      <style:text-properties style:font-name="Tahoma" officeooo:rsid="001c58ab" officeooo:paragraph-rsid="001c58ab"/>
    </style:style>
    <style:style style:name="P3" style:family="paragraph" style:parent-style-name="Text_20_body" style:list-style-name="">
      <style:paragraph-properties fo:text-align="justify" style:justify-single-word="false"/>
      <style:text-properties officeooo:paragraph-rsid="001c58ab"/>
    </style:style>
    <style:style style:name="P4" style:family="paragraph" style:parent-style-name="Text_20_body" style:list-style-name="">
      <style:paragraph-properties fo:text-align="justify" style:justify-single-word="false"/>
      <style:text-properties style:font-name="Tahoma" officeooo:paragraph-rsid="0023b478"/>
    </style:style>
    <style:style style:name="P5" style:family="paragraph" style:parent-style-name="Heading_20_1">
      <style:paragraph-properties fo:text-align="justify" style:justify-single-word="false" fo:break-before="page"/>
      <style:text-properties style:font-name="Tahoma"/>
    </style:style>
    <style:style style:name="P6" style:family="paragraph" style:parent-style-name="Standard">
      <style:paragraph-properties fo:text-align="justify" style:justify-single-word="false"/>
      <style:text-properties style:font-name="Tahoma" officeooo:rsid="0015fd3f" officeooo:paragraph-rsid="0015fd3f"/>
    </style:style>
    <style:style style:name="P7" style:family="paragraph" style:parent-style-name="Heading_20_2">
      <style:paragraph-properties fo:text-align="justify" style:justify-single-word="false"/>
      <style:text-properties style:font-name="Tahoma"/>
    </style:style>
    <style:style style:name="P8" style:family="paragraph" style:parent-style-name="Standard">
      <style:paragraph-properties fo:text-align="justify" style:justify-single-word="false"/>
      <style:text-properties style:font-name="Tahoma" officeooo:paragraph-rsid="0015fd3f"/>
    </style:style>
    <style:style style:name="P9" style:family="paragraph" style:parent-style-name="Heading_20_2" style:list-style-name="">
      <style:text-properties style:font-name="Tahoma"/>
    </style:style>
    <style:style style:name="P10" style:family="paragraph" style:parent-style-name="Heading_20_2">
      <style:paragraph-properties fo:break-before="page"/>
      <style:text-properties style:font-name="Tahoma"/>
    </style:style>
    <style:style style:name="P11" style:family="paragraph" style:parent-style-name="Standard">
      <style:paragraph-properties fo:text-align="justify" style:justify-single-word="false"/>
      <style:text-properties style:font-name="Tahoma" officeooo:rsid="00164c21" officeooo:paragraph-rsid="00164c21"/>
    </style:style>
    <style:style style:name="P12" style:family="paragraph" style:parent-style-name="Standard">
      <style:paragraph-properties fo:text-align="justify" style:justify-single-word="false"/>
      <style:text-properties style:font-name="Courier New" officeooo:rsid="00164c21" officeooo:paragraph-rsid="00164c21"/>
    </style:style>
    <style:style style:name="P13" style:family="paragraph" style:parent-style-name="Standard">
      <style:paragraph-properties fo:text-align="justify" style:justify-single-word="false"/>
      <style:text-properties style:font-name="Tahoma" fo:font-weight="bold" officeooo:rsid="00164c21" officeooo:paragraph-rsid="00164c21" style:font-weight-asian="bold" style:font-weight-complex="bold"/>
    </style:style>
    <style:style style:name="P14" style:family="paragraph" style:parent-style-name="Standard">
      <style:text-properties style:font-name="Courier New" fo:font-size="12pt" officeooo:rsid="00164c21" style:font-size-asian="12pt" style:font-size-complex="12pt"/>
    </style:style>
    <style:style style:name="P15" style:family="paragraph" style:parent-style-name="Standard">
      <style:text-properties style:font-name="Courier New" fo:font-size="12pt" officeooo:rsid="00164c21" officeooo:paragraph-rsid="0079472a" style:font-size-asian="12pt" style:font-size-complex="12pt"/>
    </style:style>
    <style:style style:name="P16" style:family="paragraph" style:parent-style-name="Standard">
      <style:paragraph-properties fo:text-align="justify" style:justify-single-word="false"/>
      <style:text-properties style:font-name="Tahoma" fo:font-style="italic" officeooo:rsid="00164c21" officeooo:paragraph-rsid="00164c21" style:font-style-asian="italic" style:font-style-complex="italic"/>
    </style:style>
    <style:style style:name="P17" style:family="paragraph" style:parent-style-name="Standard">
      <style:paragraph-properties fo:text-align="justify" style:justify-single-word="false"/>
      <style:text-properties style:font-name="Tahoma" fo:font-style="normal" officeooo:rsid="00164c21" officeooo:paragraph-rsid="00164c21" style:font-style-asian="normal" style:font-style-complex="normal"/>
    </style:style>
    <style:style style:name="P18" style:family="paragraph" style:parent-style-name="Standard">
      <style:paragraph-properties fo:text-align="justify" style:justify-single-word="false"/>
      <style:text-properties style:font-name="Tahoma" fo:font-style="italic" officeooo:paragraph-rsid="005ef486" style:font-style-asian="italic" style:font-style-complex="italic"/>
    </style:style>
    <style:style style:name="P19" style:family="paragraph" style:parent-style-name="Standard">
      <style:paragraph-properties fo:text-align="justify" style:justify-single-word="false"/>
      <style:text-properties style:font-name="Tahoma" officeooo:paragraph-rsid="005ef486"/>
    </style:style>
    <style:style style:name="P20" style:family="paragraph" style:parent-style-name="Standard">
      <style:paragraph-properties fo:text-align="justify" style:justify-single-word="false"/>
      <style:text-properties style:font-name="Tahoma" officeooo:paragraph-rsid="00494f83"/>
    </style:style>
    <style:style style:name="P21" style:family="paragraph" style:parent-style-name="Standard">
      <style:paragraph-properties fo:text-align="justify" style:justify-single-word="false"/>
      <style:text-properties style:font-name="Tahoma" officeooo:rsid="004cfef0" officeooo:paragraph-rsid="0055e2ec"/>
    </style:style>
    <style:style style:name="P22" style:family="paragraph" style:parent-style-name="Standard">
      <style:paragraph-properties fo:text-align="justify" style:justify-single-word="false"/>
      <style:text-properties style:font-name="Courier New" fo:font-size="11pt" officeooo:rsid="00164c21" officeooo:paragraph-rsid="0055e2ec" style:font-size-asian="11pt" style:font-size-complex="11pt"/>
    </style:style>
    <style:style style:name="P23" style:family="paragraph" style:parent-style-name="Standard">
      <style:paragraph-properties fo:text-align="justify" style:justify-single-word="false"/>
      <style:text-properties style:font-name="Courier New" fo:font-size="11pt" officeooo:rsid="00164c21" officeooo:paragraph-rsid="004cfef0" style:font-size-asian="11pt" style:font-size-complex="11pt"/>
    </style:style>
    <style:style style:name="P24" style:family="paragraph" style:parent-style-name="Standard">
      <style:paragraph-properties fo:text-align="justify" style:justify-single-word="false"/>
      <style:text-properties style:font-name="Tahoma" fo:font-size="12pt" officeooo:paragraph-rsid="004cfef0" style:font-size-asian="12pt" style:font-size-complex="12pt"/>
    </style:style>
    <style:style style:name="P25" style:family="paragraph" style:parent-style-name="Standard">
      <style:paragraph-properties fo:text-align="justify" style:justify-single-word="false"/>
      <style:text-properties style:font-name="Courier New" fo:font-size="11pt" officeooo:rsid="00164c21" officeooo:paragraph-rsid="00164c21" style:font-size-asian="11pt" style:font-size-complex="11pt"/>
    </style:style>
    <style:style style:name="P26" style:family="paragraph" style:parent-style-name="Standard">
      <style:paragraph-properties fo:text-align="justify" style:justify-single-word="false"/>
      <style:text-properties style:font-name="Tahoma" officeooo:rsid="00177d24" officeooo:paragraph-rsid="00177d24"/>
    </style:style>
    <style:style style:name="P27" style:family="paragraph" style:parent-style-name="Standard">
      <style:paragraph-properties fo:text-align="justify" style:justify-single-word="false"/>
      <style:text-properties style:font-name="Tahoma" officeooo:paragraph-rsid="004e7c0a"/>
    </style:style>
    <style:style style:name="P28" style:family="paragraph" style:parent-style-name="Standard">
      <style:paragraph-properties fo:text-align="justify" style:justify-single-word="false"/>
      <style:text-properties officeooo:paragraph-rsid="00518399"/>
    </style:style>
    <style:style style:name="P29" style:family="paragraph" style:parent-style-name="Standard">
      <style:paragraph-properties fo:text-align="justify" style:justify-single-word="false"/>
      <style:text-properties style:font-name="Tahoma" officeooo:paragraph-rsid="00553ab5"/>
    </style:style>
    <style:style style:name="P30" style:family="paragraph" style:parent-style-name="Standard">
      <style:paragraph-properties fo:text-align="justify" style:justify-single-word="false"/>
      <style:text-properties style:font-name="Tahoma" officeooo:rsid="00553ab5" officeooo:paragraph-rsid="00553ab5"/>
    </style:style>
    <style:style style:name="P31" style:family="paragraph" style:parent-style-name="Standard">
      <style:paragraph-properties fo:text-align="justify" style:justify-single-word="false"/>
      <style:text-properties style:font-name="Tahoma" officeooo:paragraph-rsid="00177d24"/>
    </style:style>
    <style:style style:name="P32" style:family="paragraph" style:parent-style-name="Standard">
      <style:paragraph-properties fo:text-align="justify" style:justify-single-word="false"/>
      <style:text-properties style:font-name="Tahoma" officeooo:rsid="00195313" officeooo:paragraph-rsid="00195313"/>
    </style:style>
    <style:style style:name="P33" style:family="paragraph" style:parent-style-name="Standard">
      <style:paragraph-properties fo:text-align="justify" style:justify-single-word="false"/>
      <style:text-properties style:font-name="Courier New" officeooo:rsid="00195313" officeooo:paragraph-rsid="00195313"/>
    </style:style>
    <style:style style:name="P34" style:family="paragraph" style:parent-style-name="Standard">
      <style:paragraph-properties fo:text-align="justify" style:justify-single-word="false"/>
      <style:text-properties style:font-name="Tahoma" officeooo:rsid="001a533d" officeooo:paragraph-rsid="001a533d"/>
    </style:style>
    <style:style style:name="P35" style:family="paragraph" style:parent-style-name="Standard">
      <style:paragraph-properties fo:text-align="justify" style:justify-single-word="false"/>
      <style:text-properties style:font-name="Tahoma" officeooo:rsid="00574af5" officeooo:paragraph-rsid="00574af5"/>
    </style:style>
    <style:style style:name="P36" style:family="paragraph" style:parent-style-name="Standard">
      <style:paragraph-properties fo:text-align="justify" style:justify-single-word="false"/>
      <style:text-properties style:font-name="Tahoma" fo:font-style="italic" officeooo:rsid="00177d24" officeooo:paragraph-rsid="004e7c0a" style:font-style-asian="italic" style:font-style-complex="italic"/>
    </style:style>
    <style:style style:name="P37" style:family="paragraph" style:parent-style-name="Standard">
      <style:paragraph-properties fo:text-align="justify" style:justify-single-word="false"/>
      <style:text-properties style:font-name="Tahoma" fo:font-style="normal" officeooo:rsid="0079472a" officeooo:paragraph-rsid="0079472a" style:font-style-asian="normal" style:font-style-complex="normal"/>
    </style:style>
    <style:style style:name="P38" style:family="paragraph" style:parent-style-name="Standard">
      <style:paragraph-properties fo:text-align="justify" style:justify-single-word="false"/>
      <style:text-properties style:font-name="Tahoma" fo:font-style="normal" officeooo:rsid="001a533d" officeooo:paragraph-rsid="001a533d" style:font-style-asian="normal" style:font-style-complex="normal"/>
    </style:style>
    <style:style style:name="P39" style:family="paragraph" style:parent-style-name="Standard">
      <style:paragraph-properties fo:text-align="justify" style:justify-single-word="false"/>
      <style:text-properties style:font-name="Tahoma" fo:font-weight="bold" officeooo:rsid="0022c732" officeooo:paragraph-rsid="0022c732" style:font-weight-asian="bold" style:font-weight-complex="bold"/>
    </style:style>
    <style:style style:name="P40" style:family="paragraph" style:parent-style-name="Standard">
      <style:paragraph-properties fo:text-align="justify" style:justify-single-word="false"/>
      <style:text-properties style:font-name="Tahoma" officeooo:rsid="0022c732" officeooo:paragraph-rsid="0022c732"/>
    </style:style>
    <style:style style:name="P41" style:family="paragraph" style:parent-style-name="Standard">
      <style:paragraph-properties fo:text-align="justify" style:justify-single-word="false"/>
      <style:text-properties style:font-name="Tahoma" officeooo:rsid="00195313" officeooo:paragraph-rsid="001b2462"/>
    </style:style>
    <style:style style:name="P42" style:family="paragraph" style:parent-style-name="Standard">
      <style:paragraph-properties fo:text-align="justify" style:justify-single-word="false"/>
      <style:text-properties style:font-name="Courier New" officeooo:rsid="00195313" officeooo:paragraph-rsid="001b2462"/>
    </style:style>
    <style:style style:name="P43" style:family="paragraph" style:parent-style-name="Standard">
      <style:paragraph-properties fo:text-align="justify" style:justify-single-word="false"/>
      <style:text-properties style:font-name="Courier New" officeooo:rsid="001a533d" officeooo:paragraph-rsid="001a533d"/>
    </style:style>
    <style:style style:name="P44" style:family="paragraph" style:parent-style-name="Standard">
      <style:paragraph-properties fo:text-align="justify" style:justify-single-word="false"/>
      <style:text-properties style:font-name="Tahoma" fo:font-weight="bold" officeooo:rsid="001c58ab" officeooo:paragraph-rsid="001c58ab" style:font-weight-asian="bold" style:font-weight-complex="bold"/>
    </style:style>
    <style:style style:name="P45" style:family="paragraph" style:parent-style-name="Standard">
      <style:paragraph-properties fo:text-align="justify" style:justify-single-word="false"/>
      <style:text-properties style:font-name="Tahoma" officeooo:rsid="001c58ab" officeooo:paragraph-rsid="001c58ab"/>
    </style:style>
    <style:style style:name="P46" style:family="paragraph" style:parent-style-name="Standard">
      <style:paragraph-properties fo:text-align="justify" style:justify-single-word="false"/>
      <style:text-properties style:font-name="Tahoma" officeooo:rsid="001c58ab" officeooo:paragraph-rsid="0026b5c2"/>
    </style:style>
    <style:style style:name="P47" style:family="paragraph" style:parent-style-name="Standard">
      <style:paragraph-properties fo:text-align="justify" style:justify-single-word="false"/>
      <style:text-properties style:font-name="Courier New" officeooo:rsid="001c58ab" officeooo:paragraph-rsid="001c58ab"/>
    </style:style>
    <style:style style:name="P48" style:family="paragraph" style:parent-style-name="Standard">
      <style:paragraph-properties fo:text-align="justify" style:justify-single-word="false"/>
      <style:text-properties style:font-name="Courier New" fo:font-size="11pt" officeooo:rsid="001c58ab" officeooo:paragraph-rsid="001c58ab" style:font-size-asian="11pt" style:font-size-complex="11pt"/>
    </style:style>
    <style:style style:name="P49" style:family="paragraph" style:parent-style-name="Standard">
      <style:paragraph-properties fo:text-align="justify" style:justify-single-word="false"/>
      <style:text-properties style:font-name="Tahoma" officeooo:rsid="00164c21" officeooo:paragraph-rsid="0079562a"/>
    </style:style>
    <style:style style:name="P50" style:family="paragraph" style:parent-style-name="Standard">
      <style:paragraph-properties fo:text-align="justify" style:justify-single-word="false"/>
      <style:text-properties style:font-name="Tahoma" officeooo:rsid="006d03d0" officeooo:paragraph-rsid="006d03d0"/>
    </style:style>
    <style:style style:name="P51" style:family="paragraph" style:parent-style-name="Standard">
      <style:paragraph-properties fo:text-align="justify" style:justify-single-word="false"/>
      <style:text-properties style:font-name="Tahoma" officeooo:paragraph-rsid="001c58ab"/>
    </style:style>
    <style:style style:name="P52" style:family="paragraph" style:parent-style-name="Standard">
      <style:paragraph-properties fo:text-align="justify" style:justify-single-word="false"/>
      <style:text-properties style:font-name="Tahoma" officeooo:rsid="005a1335" officeooo:paragraph-rsid="005a1335"/>
    </style:style>
    <style:style style:name="P53" style:family="paragraph" style:parent-style-name="Standard">
      <style:paragraph-properties fo:text-align="justify" style:justify-single-word="false"/>
      <style:text-properties style:font-name="Courier New" officeooo:rsid="005a1335" officeooo:paragraph-rsid="005a1335"/>
    </style:style>
    <style:style style:name="P54" style:family="paragraph" style:parent-style-name="Standard">
      <style:paragraph-properties fo:text-align="justify" style:justify-single-word="false"/>
      <style:text-properties style:font-name="Tahoma" fo:language="en" fo:country="US" officeooo:rsid="005c81d0" officeooo:paragraph-rsid="005c81d0"/>
    </style:style>
    <style:style style:name="P55" style:family="paragraph" style:parent-style-name="Standard">
      <style:paragraph-properties fo:text-align="justify" style:justify-single-word="false"/>
      <style:text-properties style:font-name="Tahoma" officeooo:rsid="001d7a0f" officeooo:paragraph-rsid="002104f9"/>
    </style:style>
    <style:style style:name="P56" style:family="paragraph" style:parent-style-name="Standard">
      <style:paragraph-properties fo:text-align="justify" style:justify-single-word="false"/>
      <style:text-properties style:font-name="Tahoma" officeooo:rsid="001d7a0f" officeooo:paragraph-rsid="001d7a0f"/>
    </style:style>
    <style:style style:name="P57" style:family="paragraph" style:parent-style-name="Standard">
      <style:paragraph-properties fo:text-align="justify" style:justify-single-word="false"/>
      <style:text-properties style:font-name="Tahoma" officeooo:paragraph-rsid="006a3a39"/>
    </style:style>
    <style:style style:name="P58" style:family="paragraph" style:parent-style-name="Standard">
      <style:text-properties style:font-name="Tahoma"/>
    </style:style>
    <style:style style:name="P59" style:family="paragraph" style:parent-style-name="Standard">
      <style:paragraph-properties fo:text-align="justify" style:justify-single-word="false"/>
      <style:text-properties style:font-name="Tahoma" fo:font-style="italic" officeooo:rsid="00177d24" officeooo:paragraph-rsid="0079562a" style:font-style-asian="italic" style:font-style-complex="italic"/>
    </style:style>
    <style:style style:name="P60" style:family="paragraph" style:parent-style-name="Standard">
      <style:paragraph-properties fo:text-align="justify" style:justify-single-word="false"/>
      <style:text-properties style:font-name="Tahoma" fo:font-weight="bold" officeooo:rsid="001b2462" officeooo:paragraph-rsid="001b2462" style:font-weight-asian="bold" style:font-weight-complex="bold"/>
    </style:style>
    <style:style style:name="P61" style:family="paragraph" style:parent-style-name="Standard">
      <style:paragraph-properties fo:text-align="justify" style:justify-single-word="false"/>
      <style:text-properties style:font-name="Tahoma" officeooo:rsid="0061b2b5" officeooo:paragraph-rsid="0061b2b5"/>
    </style:style>
    <style:style style:name="P62" style:family="paragraph" style:parent-style-name="Standard">
      <style:paragraph-properties fo:text-align="justify" style:justify-single-word="false"/>
      <style:text-properties officeooo:paragraph-rsid="0061b2b5"/>
    </style:style>
    <style:style style:name="P63" style:family="paragraph" style:parent-style-name="Standard">
      <style:paragraph-properties fo:text-align="justify" style:justify-single-word="false"/>
      <style:text-properties style:font-name="Tahoma" officeooo:rsid="00195313" officeooo:paragraph-rsid="0022c732"/>
    </style:style>
    <style:style style:name="P64" style:family="paragraph" style:parent-style-name="Standard">
      <style:paragraph-properties fo:text-align="justify" style:justify-single-word="false"/>
      <style:text-properties style:font-name="Courier New" officeooo:rsid="00195313" officeooo:paragraph-rsid="0022c732"/>
    </style:style>
    <style:style style:name="P65" style:family="paragraph" style:parent-style-name="Standard">
      <style:paragraph-properties fo:text-align="justify" style:justify-single-word="false"/>
      <style:text-properties style:font-name="Tahoma" officeooo:rsid="0027121d" officeooo:paragraph-rsid="0027121d"/>
    </style:style>
    <style:style style:name="P66" style:family="paragraph" style:parent-style-name="Standard">
      <style:paragraph-properties fo:text-align="justify" style:justify-single-word="false"/>
      <style:text-properties style:font-name="Courier New" officeooo:rsid="0027121d" officeooo:paragraph-rsid="0027121d"/>
    </style:style>
    <style:style style:name="P67" style:family="paragraph" style:parent-style-name="Standard">
      <style:paragraph-properties fo:text-align="justify" style:justify-single-word="false"/>
      <style:text-properties style:font-name="Tahoma" officeooo:rsid="0033ef2e" officeooo:paragraph-rsid="0033ef2e"/>
    </style:style>
    <style:style style:name="P68" style:family="paragraph" style:parent-style-name="Standard">
      <style:paragraph-properties fo:text-align="justify" style:justify-single-word="false"/>
      <style:text-properties style:font-name="Tahoma" fo:font-weight="bold" officeooo:rsid="0027121d" officeooo:paragraph-rsid="0027121d" style:font-weight-asian="bold" style:font-weight-complex="bold"/>
    </style:style>
    <style:style style:name="P69" style:family="paragraph" style:parent-style-name="Standard">
      <style:paragraph-properties fo:text-align="justify" style:justify-single-word="false"/>
      <style:text-properties style:font-name="Tahoma" fo:font-weight="normal" officeooo:rsid="0027121d" officeooo:paragraph-rsid="0027121d" style:font-weight-asian="normal" style:font-weight-complex="normal"/>
    </style:style>
    <style:style style:name="P70" style:family="paragraph" style:parent-style-name="Standard">
      <style:paragraph-properties fo:text-align="justify" style:justify-single-word="false"/>
      <style:text-properties style:font-name="Tahoma" fo:font-weight="bold" officeooo:rsid="0033ef2e" officeooo:paragraph-rsid="0033ef2e" style:font-weight-asian="bold" style:font-weight-complex="bold"/>
    </style:style>
    <style:style style:name="P71" style:family="paragraph" style:parent-style-name="Standard">
      <style:paragraph-properties fo:text-align="justify" style:justify-single-word="false"/>
      <style:text-properties style:font-name="Tahoma" fo:font-weight="normal" officeooo:rsid="0033ef2e" officeooo:paragraph-rsid="0033ef2e" style:font-weight-asian="normal" style:font-weight-complex="normal"/>
    </style:style>
    <style:style style:name="P72" style:family="paragraph" style:parent-style-name="Standard">
      <style:paragraph-properties fo:text-align="justify" style:justify-single-word="false"/>
      <style:text-properties style:font-name="Tahoma" fo:font-style="normal" fo:font-weight="normal" officeooo:rsid="0027dff7" officeooo:paragraph-rsid="0027dff7" style:font-style-asian="normal" style:font-weight-asian="normal" style:font-style-complex="normal" style:font-weight-complex="normal"/>
    </style:style>
    <style:style style:name="P73" style:family="paragraph" style:parent-style-name="Standard">
      <style:paragraph-properties fo:text-align="justify" style:justify-single-word="false" fo:break-before="page"/>
      <style:text-properties style:font-name="Courier New" fo:font-style="normal" fo:font-weight="normal" officeooo:rsid="0027dff7" officeooo:paragraph-rsid="0027dff7"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style:font-name="Courier New" fo:font-style="normal" fo:font-weight="normal" officeooo:rsid="0027dff7" officeooo:paragraph-rsid="0027dff7"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style:font-name="Tahoma" fo:font-weight="normal" officeooo:rsid="0027dff7" officeooo:paragraph-rsid="0027dff7" style:font-weight-asian="normal" style:font-weight-complex="normal"/>
    </style:style>
    <style:style style:name="P76" style:family="paragraph" style:parent-style-name="Standard">
      <style:paragraph-properties fo:text-align="justify" style:justify-single-word="false"/>
      <style:text-properties style:font-name="Tahoma" fo:font-weight="bold" officeooo:rsid="0027dff7" officeooo:paragraph-rsid="0027dff7" style:font-weight-asian="bold" style:font-weight-complex="bold"/>
    </style:style>
    <style:style style:name="P77" style:family="paragraph" style:parent-style-name="Standard">
      <style:paragraph-properties fo:text-align="justify" style:justify-single-word="false" fo:break-before="page"/>
      <style:text-properties style:font-name="Courier New" fo:font-weight="normal" officeooo:rsid="002db9f7" officeooo:paragraph-rsid="002db9f7" style:font-weight-asian="normal" style:font-weight-complex="normal"/>
    </style:style>
    <style:style style:name="P78" style:family="paragraph" style:parent-style-name="Standard">
      <style:paragraph-properties fo:text-align="justify" style:justify-single-word="false"/>
      <style:text-properties style:font-name="Courier New" fo:font-weight="normal" officeooo:rsid="002db9f7" officeooo:paragraph-rsid="002db9f7" style:font-weight-asian="normal" style:font-weight-complex="normal"/>
    </style:style>
    <style:style style:name="P79" style:family="paragraph" style:parent-style-name="Standard">
      <style:paragraph-properties fo:text-align="justify" style:justify-single-word="false"/>
      <style:text-properties style:font-name="Tahoma" fo:font-weight="normal" officeooo:rsid="002db9f7" officeooo:paragraph-rsid="002db9f7" style:font-weight-asian="normal" style:font-weight-complex="normal"/>
    </style:style>
    <style:style style:name="P80" style:family="paragraph" style:parent-style-name="Standard">
      <style:paragraph-properties fo:text-align="justify" style:justify-single-word="false"/>
      <style:text-properties officeooo:paragraph-rsid="00338379"/>
    </style:style>
    <style:style style:name="P81" style:family="paragraph" style:parent-style-name="Standard">
      <style:paragraph-properties fo:text-align="justify" style:justify-single-word="false"/>
      <style:text-properties style:font-name="Tahoma" fo:font-weight="normal" officeooo:rsid="002b7995" officeooo:paragraph-rsid="002db9f7" style:font-weight-asian="normal" style:font-weight-complex="normal"/>
    </style:style>
    <style:style style:name="P82" style:family="paragraph" style:parent-style-name="Standard">
      <style:paragraph-properties fo:text-align="justify" style:justify-single-word="false"/>
      <style:text-properties style:font-name="Tahoma" fo:font-weight="bold" officeooo:rsid="002a7ec2" officeooo:paragraph-rsid="002db9f7" style:font-weight-asian="bold" style:font-weight-complex="bold"/>
    </style:style>
    <style:style style:name="P83" style:family="paragraph" style:parent-style-name="Standard">
      <style:paragraph-properties fo:text-align="justify" style:justify-single-word="false"/>
      <style:text-properties style:font-name="Tahoma" fo:font-weight="normal" officeooo:rsid="002a7ec2" officeooo:paragraph-rsid="002db9f7" style:font-weight-asian="normal" style:font-weight-complex="normal"/>
    </style:style>
    <style:style style:name="P84" style:family="paragraph" style:parent-style-name="Standard">
      <style:paragraph-properties fo:text-align="justify" style:justify-single-word="false"/>
      <style:text-properties officeooo:paragraph-rsid="002db9f7"/>
    </style:style>
    <style:style style:name="P85" style:family="paragraph" style:parent-style-name="Standard">
      <style:paragraph-properties fo:text-align="justify" style:justify-single-word="false"/>
      <style:text-properties officeooo:paragraph-rsid="006a3a39"/>
    </style:style>
    <style:style style:name="P86" style:family="paragraph" style:parent-style-name="Standard">
      <style:paragraph-properties fo:text-align="justify" style:justify-single-word="false"/>
      <style:text-properties officeooo:rsid="006a3a39" officeooo:paragraph-rsid="006a3a39"/>
    </style:style>
    <style:style style:name="P87" style:family="paragraph" style:parent-style-name="Standard">
      <style:paragraph-properties fo:text-align="justify" style:justify-single-word="false"/>
      <style:text-properties style:font-name="Tahoma" fo:font-weight="normal" officeooo:rsid="006a3a39" officeooo:paragraph-rsid="006a3a39" style:font-weight-asian="normal" style:font-weight-complex="normal"/>
    </style:style>
    <style:style style:name="P88" style:family="paragraph" style:parent-style-name="Standard">
      <style:paragraph-properties fo:text-align="justify" style:justify-single-word="false"/>
      <style:text-properties style:font-name="Tahoma" fo:font-weight="normal" officeooo:rsid="003bb1ba" officeooo:paragraph-rsid="003bb1ba" style:font-weight-asian="normal" style:font-weight-complex="normal"/>
    </style:style>
    <style:style style:name="P89" style:family="paragraph" style:parent-style-name="Standard">
      <style:paragraph-properties fo:text-align="justify" style:justify-single-word="false"/>
      <style:text-properties style:font-name="Tahoma" fo:font-weight="normal" officeooo:rsid="00362920" officeooo:paragraph-rsid="00362920" style:font-weight-asian="normal" style:font-weight-complex="normal"/>
    </style:style>
    <style:style style:name="P90" style:family="paragraph" style:parent-style-name="Standard">
      <style:paragraph-properties fo:text-align="justify" style:justify-single-word="false"/>
      <style:text-properties officeooo:paragraph-rsid="004adc89"/>
    </style:style>
    <style:style style:name="P91" style:family="paragraph" style:parent-style-name="Heading_20_2">
      <style:paragraph-properties fo:break-before="page"/>
    </style:style>
    <style:style style:name="P92" style:family="paragraph" style:parent-style-name="Standard">
      <style:paragraph-properties fo:text-align="justify" style:justify-single-word="false"/>
      <style:text-properties style:font-name="Tahoma" fo:font-weight="normal" officeooo:rsid="00518399" officeooo:paragraph-rsid="00518399" style:font-weight-asian="normal" style:font-weight-complex="normal"/>
    </style:style>
    <style:style style:name="P93" style:family="paragraph" style:parent-style-name="Table_20_Contents">
      <style:paragraph-properties fo:text-align="start" style:justify-single-word="false"/>
      <style:text-properties style:font-name="Tahoma" fo:font-size="14pt" fo:font-weight="bold" officeooo:rsid="00518399" officeooo:paragraph-rsid="00518399"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style:font-name="Tahoma" fo:font-size="14pt" fo:font-weight="bold" officeooo:rsid="00518399" officeooo:paragraph-rsid="00518399" style:font-size-asian="14pt" style:font-weight-asian="bold" style:font-size-complex="14pt" style:font-weight-complex="bold"/>
    </style:style>
    <style:style style:name="P95" style:family="paragraph" style:parent-style-name="Standard">
      <style:paragraph-properties fo:text-align="center" style:justify-single-word="false"/>
      <style:text-properties style:font-name="Tahoma" fo:font-weight="normal" officeooo:rsid="003bb1ba" officeooo:paragraph-rsid="003bb1ba" style:font-weight-asian="normal" style:font-weight-complex="normal"/>
    </style:style>
    <style:style style:name="T1" style:family="text">
      <style:text-properties style:font-name="Tahoma" officeooo:rsid="001c58ab"/>
    </style:style>
    <style:style style:name="T2" style:family="text">
      <style:text-properties style:font-name="Tahoma" officeooo:rsid="0079472a"/>
    </style:style>
    <style:style style:name="T3" style:family="text">
      <style:text-properties style:font-name="Tahoma" officeooo:rsid="004412dc"/>
    </style:style>
    <style:style style:name="T4" style:family="text">
      <style:text-properties style:font-name="Tahoma" fo:language="en" fo:country="US" officeooo:rsid="0079472a"/>
    </style:style>
    <style:style style:name="T5" style:family="text">
      <style:text-properties officeooo:rsid="0023b478"/>
    </style:style>
    <style:style style:name="T6" style:family="text">
      <style:text-properties officeooo:rsid="0079472a"/>
    </style:style>
    <style:style style:name="T7" style:family="text">
      <style:text-properties officeooo:rsid="004412dc"/>
    </style:style>
    <style:style style:name="T8" style:family="text">
      <style:text-properties officeooo:rsid="0022c732"/>
    </style:style>
    <style:style style:name="T9" style:family="text">
      <style:text-properties officeooo:rsid="0015fd3f"/>
    </style:style>
    <style:style style:name="T10" style:family="text">
      <style:text-properties fo:font-style="italic" officeooo:rsid="0015fd3f"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officeooo:rsid="00460c6f" style:font-style-asian="italic" style:font-style-complex="italic"/>
    </style:style>
    <style:style style:name="T13" style:family="text">
      <style:text-properties fo:font-style="italic" officeooo:rsid="0079472a" style:font-style-asian="italic" style:font-style-complex="italic"/>
    </style:style>
    <style:style style:name="T14" style:family="text">
      <style:text-properties officeooo:rsid="00164c21"/>
    </style:style>
    <style:style style:name="T15" style:family="text">
      <style:text-properties fo:font-size="12pt" style:font-size-complex="12pt"/>
    </style:style>
    <style:style style:name="T16" style:family="text">
      <style:text-properties fo:font-style="italic" officeooo:rsid="00164c21" style:font-style-asian="italic" style:font-style-complex="italic"/>
    </style:style>
    <style:style style:name="T17" style:family="text">
      <style:text-properties officeooo:rsid="004cfef0"/>
    </style:style>
    <style:style style:name="T18" style:family="text">
      <style:text-properties fo:font-style="italic" officeooo:rsid="004cfef0" style:font-style-asian="italic" style:font-style-complex="italic"/>
    </style:style>
    <style:style style:name="T19" style:family="text">
      <style:text-properties fo:font-style="italic" officeooo:rsid="00177d24" style:font-style-asian="italic" style:font-style-complex="italic"/>
    </style:style>
    <style:style style:name="T20" style:family="text">
      <style:text-properties officeooo:rsid="004e7c0a"/>
    </style:style>
    <style:style style:name="T21" style:family="text">
      <style:text-properties style:font-name="Tahoma" fo:font-style="italic" officeooo:rsid="00177d24" style:font-style-asian="italic" style:font-style-complex="italic"/>
    </style:style>
    <style:style style:name="T22" style:family="text">
      <style:text-properties style:font-name="Tahoma" officeooo:rsid="00518399"/>
    </style:style>
    <style:style style:name="T23" style:family="text">
      <style:text-properties style:font-name="Tahoma" style:text-underline-style="solid" style:text-underline-width="auto" style:text-underline-color="font-color" officeooo:rsid="00518399"/>
    </style:style>
    <style:style style:name="T24" style:family="text">
      <style:text-properties style:font-name="Tahoma" officeooo:rsid="006248e7"/>
    </style:style>
    <style:style style:name="T25" style:family="text">
      <style:text-properties style:font-name="Tahoma" officeooo:rsid="00536689"/>
    </style:style>
    <style:style style:name="T26" style:family="text">
      <style:text-properties style:font-name="Tahoma" fo:font-style="italic" officeooo:rsid="006248e7" style:font-style-asian="italic" style:font-style-complex="italic"/>
    </style:style>
    <style:style style:name="T27" style:family="text">
      <style:text-properties style:font-name="Tahoma" fo:font-weight="bold" officeooo:rsid="006248e7" style:font-weight-asian="bold" style:font-weight-complex="bold"/>
    </style:style>
    <style:style style:name="T28" style:family="text">
      <style:text-properties officeooo:rsid="00553ab5"/>
    </style:style>
    <style:style style:name="T29" style:family="text">
      <style:text-properties officeooo:rsid="00177d24"/>
    </style:style>
    <style:style style:name="T30" style:family="text">
      <style:text-properties officeooo:rsid="00195313"/>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1a533d" style:font-style-asian="italic" style:font-weight-asian="bold" style:font-style-complex="italic" style:font-weight-complex="bold"/>
    </style:style>
    <style:style style:name="T33" style:family="text">
      <style:text-properties officeooo:rsid="002104f9"/>
    </style:style>
    <style:style style:name="T34" style:family="text">
      <style:text-properties fo:language="ru" fo:country="RU" officeooo:rsid="0059143f"/>
    </style:style>
    <style:style style:name="T35" style:family="text">
      <style:text-properties officeooo:rsid="006d03d0"/>
    </style:style>
    <style:style style:name="T36" style:family="text">
      <style:text-properties fo:font-style="normal" officeooo:rsid="0079562a" style:font-style-asian="normal" style:font-style-complex="normal"/>
    </style:style>
    <style:style style:name="T37" style:family="text">
      <style:text-properties fo:font-style="normal" style:font-style-asian="normal" style:font-style-complex="normal"/>
    </style:style>
    <style:style style:name="T38" style:family="text">
      <style:text-properties officeooo:rsid="0079562a"/>
    </style:style>
    <style:style style:name="T39" style:family="text">
      <style:text-properties fo:language="en" fo:country="US" fo:font-style="italic" officeooo:rsid="005a1335" style:font-style-asian="italic" style:font-style-complex="italic"/>
    </style:style>
    <style:style style:name="T40" style:family="text">
      <style:text-properties officeooo:rsid="001c58ab"/>
    </style:style>
    <style:style style:name="T41" style:family="text">
      <style:text-properties officeooo:rsid="005a1335"/>
    </style:style>
    <style:style style:name="T42" style:family="text">
      <style:text-properties fo:language="en" fo:country="US" officeooo:rsid="001c58ab"/>
    </style:style>
    <style:style style:name="T43" style:family="text">
      <style:text-properties fo:language="en" fo:country="US" officeooo:rsid="005a1335"/>
    </style:style>
    <style:style style:name="T44" style:family="text">
      <style:text-properties fo:font-style="italic" officeooo:rsid="001c58ab" style:font-style-asian="italic" style:font-style-complex="italic"/>
    </style:style>
    <style:style style:name="T45" style:family="text">
      <style:text-properties fo:language="en" fo:country="US" fo:font-style="italic" style:font-style-asian="italic" style:font-style-complex="italic"/>
    </style:style>
    <style:style style:name="T46" style:family="text">
      <style:text-properties officeooo:rsid="005dd946"/>
    </style:style>
    <style:style style:name="T47" style:family="text">
      <style:text-properties fo:font-style="italic" officeooo:rsid="005dd946" style:font-style-asian="italic" style:font-style-complex="italic"/>
    </style:style>
    <style:style style:name="T48" style:family="text">
      <style:text-properties fo:language="en" fo:country="US" fo:font-style="italic" officeooo:rsid="006a3a39" style:font-style-asian="italic" style:font-style-complex="italic"/>
    </style:style>
    <style:style style:name="T49" style:family="text">
      <style:text-properties fo:language="en" fo:country="US" officeooo:rsid="006a3a39"/>
    </style:style>
    <style:style style:name="T50" style:family="text">
      <style:text-properties fo:font-style="normal" officeooo:rsid="0079472a" style:font-style-asian="normal" style:font-style-complex="normal"/>
    </style:style>
    <style:style style:name="T51" style:family="text">
      <style:text-properties style:font-name="Tahoma" officeooo:rsid="0061b2b5"/>
    </style:style>
    <style:style style:name="T52" style:family="text">
      <style:text-properties style:font-name="Tahoma" officeooo:rsid="001b2462"/>
    </style:style>
    <style:style style:name="T53" style:family="text">
      <style:text-properties style:font-name="Tahoma" fo:font-style="italic" officeooo:rsid="001b2462" style:font-style-asian="italic" style:font-style-complex="italic"/>
    </style:style>
    <style:style style:name="T54" style:family="text">
      <style:text-properties style:font-name="Tahoma" fo:font-style="normal" officeooo:rsid="001b2462" style:font-style-asian="normal" style:font-style-complex="normal"/>
    </style:style>
    <style:style style:name="T55" style:family="text">
      <style:text-properties officeooo:rsid="001a533d"/>
    </style:style>
    <style:style style:name="T56" style:family="text">
      <style:text-properties fo:font-style="italic" officeooo:rsid="001a533d" style:font-style-asian="italic" style:font-style-complex="italic"/>
    </style:style>
    <style:style style:name="T57" style:family="text">
      <style:text-properties officeooo:rsid="002db9f7"/>
    </style:style>
    <style:style style:name="T58" style:family="text">
      <style:text-properties fo:font-size="11pt" fo:font-style="normal" officeooo:rsid="00164c21" style:font-size-asian="11pt" style:font-style-asian="normal" style:font-size-complex="11pt" style:font-style-complex="normal"/>
    </style:style>
    <style:style style:name="T59" style:family="text">
      <style:text-properties officeooo:rsid="0027121d"/>
    </style:style>
    <style:style style:name="T60" style:family="text">
      <style:text-properties officeooo:rsid="002c4274"/>
    </style:style>
    <style:style style:name="T61" style:family="text">
      <style:text-properties officeooo:rsid="0027dff7"/>
    </style:style>
    <style:style style:name="T62" style:family="text">
      <style:text-properties officeooo:rsid="006ed6ed"/>
    </style:style>
    <style:style style:name="T63" style:family="text">
      <style:text-properties style:font-name="Tahoma" fo:font-weight="normal" officeooo:rsid="006a3a39" style:font-weight-asian="normal" style:font-weight-complex="normal"/>
    </style:style>
    <style:style style:name="T64" style:family="text">
      <style:text-properties style:font-name="Tahoma" fo:font-weight="normal" officeooo:rsid="00338379" style:font-weight-asian="normal" style:font-weight-complex="normal"/>
    </style:style>
    <style:style style:name="T65" style:family="text">
      <style:text-properties style:font-name="Tahoma" fo:font-style="italic" fo:font-weight="normal" officeooo:rsid="006a3a39" style:font-style-asian="italic" style:font-weight-asian="normal" style:font-style-complex="italic" style:font-weight-complex="normal"/>
    </style:style>
    <style:style style:name="T66" style:family="text">
      <style:text-properties style:font-name="Tahoma" fo:font-weight="normal" officeooo:rsid="002a7ec2" style:font-weight-asian="normal" style:font-weight-complex="normal"/>
    </style:style>
    <style:style style:name="T67" style:family="text">
      <style:text-properties style:font-name="Tahoma" fo:font-weight="normal" officeooo:rsid="006248e7" style:font-weight-asian="normal" style:font-weight-complex="normal"/>
    </style:style>
    <style:style style:name="T68" style:family="text">
      <style:text-properties style:font-name="Tahoma" fo:font-weight="normal" officeooo:rsid="00536689" style:font-weight-asian="normal" style:font-weight-complex="normal"/>
    </style:style>
    <style:style style:name="T69" style:family="text">
      <style:text-properties style:font-name="Tahoma" fo:font-weight="normal" officeooo:rsid="002b7995" style:font-weight-asian="normal" style:font-weight-complex="normal"/>
    </style:style>
    <style:style style:name="T70" style:family="text">
      <style:text-properties style:font-name="Tahoma" fo:font-weight="normal" officeooo:rsid="002db9f7" style:font-weight-asian="normal" style:font-weight-complex="normal"/>
    </style:style>
    <style:style style:name="T71" style:family="text">
      <style:text-properties style:font-name="Tahoma" fo:font-style="italic" fo:font-weight="normal" officeooo:rsid="002db9f7" style:font-style-asian="italic" style:font-weight-asian="normal" style:font-style-complex="italic" style:font-weight-complex="normal"/>
    </style:style>
    <style:style style:name="T72" style:family="text">
      <style:text-properties style:font-name="Tahoma" fo:font-style="italic" fo:font-weight="normal" style:font-style-asian="italic" style:font-weight-asian="normal" style:font-style-complex="italic" style:font-weight-complex="normal"/>
    </style:style>
    <style:style style:name="T73" style:family="text">
      <style:text-properties style:font-name="Tahoma" fo:font-weight="normal" style:font-weight-asian="normal" style:font-weight-complex="normal"/>
    </style:style>
    <style:style style:name="T74" style:family="text">
      <style:text-properties style:font-name="Tahoma" fo:font-weight="normal" officeooo:rsid="004adc89" style:font-weight-asian="normal" style:font-weight-complex="normal"/>
    </style:style>
    <style:style style:name="T75" style:family="text">
      <style:text-properties style:font-name="Tahoma" fo:font-weight="normal" officeooo:rsid="00630a9b" style:font-weight-asian="normal" style:font-weight-complex="normal"/>
    </style:style>
    <style:style style:name="T76" style:family="text">
      <style:text-properties style:font-name="Tahoma" fo:font-size="16.1000003814697pt" fo:font-weight="bold" officeooo:rsid="00693667" style:font-name-asian="WenQuanYi Micro Hei" style:font-size-asian="16.1000003814697pt" style:font-weight-asian="bold" style:font-name-complex="Lohit Devanagari1" style:font-size-complex="16.1000003814697pt" style:font-weight-complex="bold"/>
    </style:style>
    <style:style style:name="T77" style:family="text">
      <style:text-properties style:font-name="Tahoma" fo:font-size="16.1000003814697pt" fo:font-weight="bold" officeooo:rsid="00536689" style:font-name-asian="WenQuanYi Micro Hei" style:font-size-asian="16.1000003814697pt" style:font-weight-asian="bold" style:font-name-complex="Lohit Devanagari1" style:font-size-complex="16.1000003814697pt" style:font-weight-complex="bol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inObjEx64</text:h>
      <text:h text:style-name="P2" text:outline-level="1"/>
      <text:h text:style-name="P2" text:outline-level="1">Windows Object Explorer 64 bit Plugin architecture overview</text:h>
      <text:h text:style-name="P2" text:outline-level="1"/>
      <text:h text:style-name="P3" text:outline-level="1"><text:span text:style-name="T1">Document version 1.</text:span><text:span text:style-name="T2">2</text:span><text:span text:style-name="T1">.</text:span><text:span text:style-name="T3">0</text:span><text:span text:style-name="T1"> (</text:span><text:span text:style-name="T2">15</text:span><text:span text:style-name="T1"> </text:span><text:span text:style-name="T3">Ju</text:span><text:span text:style-name="T4">ne</text:span><text:span text:style-name="T1"> 20</text:span><text:span text:style-name="T3">2</text:span><text:span text:style-name="T2">5</text:span><text:span text:style-name="T1">)</text:span></text:h>
      <text:h text:style-name="P4" text:outline-level="1"><text:span text:style-name="T5">Plugins version 1.</text:span><text:span text:style-name="T6">2</text:span><text:span text:style-name="T5">.</text:span><text:span text:style-name="T7">0</text:span></text:h>
      <text:h text:style-name="P5" text:outline-level="1">Plugins architecture</text:h>
      <text:p text:style-name="P6"/>
      <text:p text:style-name="P6"/>
      <text:p text:style-name="P6"><text:tab/>Implemented as dynamic <text:span text:style-name="T8">link</text:span> libraries (dll).</text:p>
      <text:p text:style-name="P6"/>
      <text:p text:style-name="P6"/>
      <text:h text:style-name="P7" text:outline-level="2">Dll requirements</text:h>
      <text:p text:style-name="P6"/>
      <text:p text:style-name="P8"><text:span text:style-name="T9"><text:tab/>Plugin implemented as dll must export “</text:span><text:span text:style-name="T10">PluginInit</text:span><text:span text:style-name="T9">” (without a quotes) routine. <text:s/>Library must have VERSION_INFO block with </text:span><text:span text:style-name="T10">FileDescription</text:span><text:span text:style-name="T9"> field set to “</text:span><text:span text:style-name="T11">WinObjEx64 Plugin </text:span><text:span text:style-name="T12">V1.</text:span><text:span text:style-name="T13">2</text:span>” <text:span text:style-name="T14">(case sensitive, without a quotes). This is used by WinObjEx64 to ensure that given dll is a proper plugin.</text:span></text:p>
      <text:p text:style-name="P6"/>
      <text:h text:style-name="P9" text:outline-level="2"/>
      <text:h text:style-name="P10" text:outline-level="2">Plugin initialization</text:h>
      <text:p text:style-name="P11"/>
      <text:p text:style-name="P11"><text:span text:style-name="T11">PluginInit</text:span> is a WinObjEx64 plugin initialization routine with the following prototype</text:p>
      <text:p text:style-name="P12"/>
      <text:p text:style-name="P12">BOOLEAN CALLBACK PluginInit(</text:p>
      <text:p text:style-name="P12"><text:s text:c="4"/>_Out_ <text:span text:style-name="T15">PWINOBJEX_PLUGIN</text:span> PluginData</text:p>
      <text:p text:style-name="P12">);</text:p>
      <text:p text:style-name="P12"/>
      <text:p text:style-name="P13">Parameters</text:p>
      <text:p text:style-name="P11"/>
      <text:p text:style-name="P11">PluginData – pointer to WINOBJEX_PLUGIN structure that will be filled by plugin. This structure describes plugin and gives WinObjEx64 ability to start/stop it execution.</text:p>
      <text:p text:style-name="P12"/>
      <text:p text:style-name="P14">typedef struct _WINOBJEX_PLUGIN {</text:p>
      <text:p text:style-name="P14"><text:s text:c="4"/>ULONG cbSize;</text:p>
      <text:p text:style-name="P14"><text:s text:c="4"/>ULONG AbiVersion;</text:p>
      <text:p text:style-name="P14"><text:s text:c="4"/>union {</text:p>
      <text:p text:style-name="P14"><text:s text:c="8"/>ULONG Flags;</text:p>
      <text:p text:style-name="P14"><text:s text:c="8"/>struct {</text:p>
      <text:p text:style-name="P14"><text:s text:c="12"/>ULONG NeedAdmin : 1;</text:p>
      <text:p text:style-name="P14"><text:s text:c="12"/>ULONG NeedDriver : 1;</text:p>
      <text:p text:style-name="P14"><text:s text:c="12"/>ULONG SupportWine : 1;</text:p>
      <text:p text:style-name="P14"><text:s text:c="12"/>ULONG SupportMultipleInstances : 1;</text:p>
      <text:p text:style-name="P14"><text:s text:c="12"/>ULONG Reserved : 28;</text:p>
      <text:p text:style-name="P14"><text:s text:c="8"/>} u1;</text:p>
      <text:p text:style-name="P14"><text:s text:c="4"/>} Capabilities;</text:p>
      <text:p text:style-name="P14"><text:s text:c="4"/>WINOBJEX_PLUGIN_TYPE Type;</text:p>
      <text:p text:style-name="P14"><text:s text:c="4"/>WINOBJEX_PLUGIN_STATE State;</text:p>
      <text:p text:style-name="P14"><text:s text:c="4"/>WORD MajorVersion;</text:p>
      <text:p text:style-name="P14"><text:s text:c="4"/>WORD MinorVersion;</text:p>
      <text:p text:style-name="P14"><text:s text:c="4"/>ULONG RequiredPluginSystemVersion;</text:p>
      <text:p text:style-name="P14"><text:s text:c="4"/>UCHAR SupportedObjectsIds[PLUGIN_MAX_SUPPORTED_OBJECT_ID];</text:p>
      <text:p text:style-name="P14"><text:s text:c="4"/>WCHAR Name[MAX_PLUGIN_NAME];</text:p>
      <text:p text:style-name="P14"><text:s text:c="4"/>WCHAR Authors[MAX_AUTHORS_NAME];</text:p>
      <text:p text:style-name="P14"><text:s text:c="4"/>WCHAR Description[MAX_PLUGIN_DESCRIPTION];</text:p>
      <text:p text:style-name="P14"><text:s text:c="4"/>pfnStartPlugin StartPlugin;</text:p>
      <text:p text:style-name="P14"><text:s text:c="4"/>pfnStopPlugin StopPlugin;</text:p>
      <text:p text:style-name="P14"><text:s text:c="4"/>pfnStateChangeCallback StateChangeCallback;</text:p>
      <text:p text:style-name="P14"><text:s text:c="4"/>pfnGuiInitCallback GuiInitCallback;</text:p>
      <text:p text:style-name="P14"><text:s text:c="4"/>pfnGuiShutdownCallback GuiShutdownCallback;</text:p>
      <text:p text:style-name="P15"><text:s text:c="4"/></text:p>
      <text:p text:style-name="P15"><text:s text:c="4"/>ULONG Reserved[8];</text:p>
      <text:p text:style-name="P14">} WINOBJEX_PLUGIN, * PWINOBJEX_PLUGIN;</text:p>
      <text:p text:style-name="P12"/>
      <text:p text:style-name="P13">Members</text:p>
      <text:p text:style-name="P11"/>
      <text:p text:style-name="P16">bSize</text:p>
      <text:p text:style-name="P11">The size of the structure, in bytes. This should be set to sizeof(WINOBJEX_PLUGIN) by the plugin to ensure versioning compatibility.</text:p>
      <text:p text:style-name="P11"><text:soft-page-break/><text:span text:style-name="T11">AbiVersion</text:span></text:p>
      <text:p text:style-name="P17">Specifies the ABI (Application Binary Interface) version used by the plugin. Allows the <text:span text:style-name="T6">WinObjEx64</text:span> application to verify compatibility.</text:p>
      <text:p text:style-name="P11"/>
      <text:p text:style-name="P16">Capabilities</text:p>
      <text:p text:style-name="P11">Encapsulates plugin capability flags.</text:p>
      <text:p text:style-name="P11"/>
      <text:p text:style-name="P16">Flags</text:p>
      <text:p text:style-name="P11">The raw bitmask value representing various capability flags.</text:p>
      <text:p text:style-name="P11"/>
      <text:p text:style-name="P18">NeedAdmin (bit 0):</text:p>
      <text:p text:style-name="P19">Plugin must set to 1 (TRUE) if it requires administrator rights to execute.</text:p>
      <text:p text:style-name="P19"/>
      <text:p text:style-name="P18">NeedDriver (bit 1):</text:p>
      <text:p text:style-name="P19">Plugin must set to 1 if it requires a helper driver to function.</text:p>
      <text:p text:style-name="P19"/>
      <text:p text:style-name="P18">SupportWine (bit 2):</text:p>
      <text:p text:style-name="P19">Set to 1 if the plugin supports running under Wine (Windows compatibility layer).</text:p>
      <text:p text:style-name="P19"/>
      <text:p text:style-name="P18">SupportMultipleInstances (bit 3):</text:p>
      <text:p text:style-name="P19">Set to 1 if the plugin supports being loaded multiple times simultaneously.</text:p>
      <text:p text:style-name="P19"/>
      <text:p text:style-name="P18">Reserved (bits 4–31):</text:p>
      <text:p text:style-name="P19">Reserved for future use; must be zero.</text:p>
      <text:p text:style-name="P20"/>
      <text:p text:style-name="P21"><text:span text:style-name="T16">Type</text:span> – WINOBJEX_PLUGIN_TYPE enumeration describing plugin type.</text:p>
      <text:p text:style-name="P22"/>
      <text:p text:style-name="P22">typedef enum _WINOBJEX_PLUGIN_TYPE {</text:p>
      <text:p text:style-name="P23"><text:s text:c="4"/>DefaultPlugin = 0,</text:p>
      <text:p text:style-name="P23"><text:s text:c="4"/>ContextPlugin = 1,</text:p>
      <text:p text:style-name="P23"><text:s text:c="4"/>InvalidPluginType</text:p>
      <text:p text:style-name="P23">} WINOBJEX_PLUGIN_TYPE;</text:p>
      <text:p text:style-name="P23"/>
      <text:p text:style-name="P24"><text:span text:style-name="T17">Where </text:span><text:span text:style-name="T18">DefaultPlugin</text:span><text:span text:style-name="T17"> is a general purpose plugins (listed by WinObjEx64 in the main menu Plugins and </text:span><text:span text:style-name="T18">ContextPlugin</text:span><text:span text:style-name="T17"> is the Windows object type specific plugin, they are displayed in the context menu of WinObjEx64 main window when user uses popup menu over selected object in listview or treeview.</text:span></text:p>
      <text:p text:style-name="P11"/>
      <text:p text:style-name="P11"><text:span text:style-name="T11">State</text:span> – WINOBJEX_PLUGIN_STATE enumeration describing current plugin state.</text:p>
      <text:p text:style-name="P12"/>
      <text:p text:style-name="P25">typedef enum _WINOBJEX_PLUGIN_STATE {</text:p>
      <text:p text:style-name="P25"><text:s text:c="4"/>PluginInitialization = 0,</text:p>
      <text:p text:style-name="P25"><text:s text:c="4"/>PluginStopped = 1,</text:p>
      <text:p text:style-name="P25"><text:s text:c="4"/>PluginRunning = 2,</text:p>
      <text:p text:style-name="P25"><text:s text:c="4"/>PluginError = 3,</text:p>
      <text:p text:style-name="P25"><text:s text:c="4"/>MaxPluginState</text:p>
      <text:p text:style-name="P25">} WINOBJEX_PLUGIN_STATE;</text:p>
      <text:p text:style-name="P12"/>
      <text:p text:style-name="P11">By default at <text:span text:style-name="T11">PluginInit</text:span> this member must be set to <text:span text:style-name="T11">PluginInitialization</text:span> (0). Note that <text:span text:style-name="T11">MaxPluginState</text:span> is unused.</text:p>
      <text:p text:style-name="P11"><text:soft-page-break/></text:p>
      <text:p text:style-name="P26"><text:span text:style-name="T11">MajorVersion</text:span> – Major version field, plugin self defined;</text:p>
      <text:p text:style-name="P26"/>
      <text:p text:style-name="P26"><text:span text:style-name="T11">MinorVersion</text:span> – Minor version field, plugin self defined;</text:p>
      <text:p text:style-name="P26"/>
      <text:p text:style-name="P27"><text:span text:style-name="T19">RequiredPluginSystemVersion</text:span><text:span text:style-name="T20"> – Plugin subsystem version that is required by plugin to work. <text:s/>Currently it is </text:span>18712 <text:span text:style-name="T20">value;</text:span></text:p>
      <text:p text:style-name="P27"/>
      <text:p text:style-name="P28"><text:span text:style-name="T21">SupportedObjectsIds</text:span><text:span text:style-name="T22"> – An array of plugin supported object types, </text:span><text:span text:style-name="T23">this field is only valid when plugin type is set to ContextPlugin</text:span><text:span text:style-name="T22">, </text:span><text:span text:style-name="T24">f</text:span><text:span text:style-name="T25">or list </text:span><text:a xlink:type="simple" xlink:href="#1.7.Context plugins supported object types|outline" text:style-name="Internet_20_link" text:visited-style-name="Visited_20_Internet_20_Link"><text:span text:style-name="T25">see</text:span></text:a><text:span text:style-name="T25">. </text:span><text:span text:style-name="T24">Set </text:span><text:span text:style-name="T26">SupportedObjectsIds</text:span><text:span text:style-name="T24">[0] to </text:span><text:span text:style-name="T27">ObjectTypeAnyType</text:span><text:span text:style-name="T24"> if plugin intended to work with any object types</text:span><text:span text:style-name="T25">;</text:span></text:p>
      <text:p text:style-name="P11"/>
      <text:p text:style-name="P29"><text:span text:style-name="T19">Name</text:span><text:span text:style-name="T28"> – Plugin name, maximum 32 chars (including null terminator), use brief name if possible. </text:span><text:span text:style-name="T29">The following </text:span><text:span text:style-name="T28">name</text:span><text:span text:style-name="T29"> is used to identify plugin in WinObjEx64 plugins menu</text:span><text:span text:style-name="T28">;</text:span></text:p>
      <text:p text:style-name="P30"/>
      <text:p text:style-name="P30"><text:span text:style-name="T19">Authors</text:span> – Plugin authors, maximum 32 chars (including null terminator), use brief list if possible;</text:p>
      <text:p text:style-name="P11"/>
      <text:p text:style-name="P31"><text:span text:style-name="T19">Description</text:span><text:span text:style-name="T29"> – </text:span><text:span text:style-name="T30">is a </text:span><text:span text:style-name="T29">wide char array with maximum size of </text:span><text:span text:style-name="T28">128</text:span><text:span text:style-name="T29"> elements </text:span><text:span text:style-name="T28">(including null terminator)</text:span><text:span text:style-name="T29"> used to keep plugin human readable description. Use brief description if possible;</text:span></text:p>
      <text:p text:style-name="P26"/>
      <text:p text:style-name="P32"><text:span text:style-name="T31">StartPlugin</text:span> – is a pointer to callback routine used by WinObjEx64 to initiate actual plugin work. This field must be set by plugin during <text:span text:style-name="T11">PluginInit</text:span> execution.</text:p>
      <text:p text:style-name="P32">Prototype defined as following:</text:p>
      <text:p text:style-name="P33"/>
      <text:p text:style-name="P33">NTSTATUS CALLBACK StartPlugin(</text:p>
      <text:p text:style-name="P33"><text:s text:c="4"/>_In_ PWINOBJEX_PARAM_BLOCK ParamBlock);</text:p>
      <text:p text:style-name="P33"/>
      <text:p text:style-name="P32">The <text:span text:style-name="T11">ParamBlock</text:span> is a pointer to WINOBJEX_PARAM_BLOCK structure that will be passed from WinObjEx64 to plugin. Detailed description below;</text:p>
      <text:p text:style-name="P26"/>
      <text:p text:style-name="P32"><text:span text:style-name="T31">StopPlugin</text:span> – is a pointer to callback routine used by WinObjEx64 to initiate plugin shutdown. This field must be set by plugin during <text:span text:style-name="T11">PluginInit</text:span> execution.</text:p>
      <text:p text:style-name="P32"/>
      <text:p text:style-name="P32">Prototype defined as following:</text:p>
      <text:p text:style-name="P33"/>
      <text:p text:style-name="P33">void CALLBACK StopPlugin(</text:p>
      <text:p text:style-name="P33"><text:s text:c="4"/>VOID);</text:p>
      <text:p text:style-name="P33"/>
      <text:p text:style-name="P32">This routine has no parameters;</text:p>
      <text:p text:style-name="P11"/>
      <text:p text:style-name="P34"><text:span text:style-name="T31">StateChangeCallback</text:span> – is a pointer to WinObjEx64 routine that is used to access/modify plugin <text:span text:style-name="T11">State</text:span> field. Filled by WinObjEx64, plugins must not modify it.</text:p>
      <text:p text:style-name="P34"/>
      <text:p text:style-name="P35"><text:span text:style-name="T32">GuiInitCallback</text:span> – is a pointer to WinObjEx64 routine that should be called during plugin GUI initialization, it is used to register plugin specific window class.</text:p>
      <text:p text:style-name="P35"/>
      <text:p text:style-name="P35"><text:soft-page-break/><text:span text:style-name="T32">GuiShutdownCallback</text:span> – is a pointer to WinObjEx64 routine that should be called during plugin GUI shutdown, it is used to unregister previously registered plugin window class.</text:p>
      <text:p text:style-name="P34"/>
      <text:p text:style-name="P36">Reserved</text:p>
      <text:p text:style-name="P37">Reserved for future use.</text:p>
      <text:p text:style-name="P38"/>
      <text:p text:style-name="P39">Remarks</text:p>
      <text:p text:style-name="P40"/>
      <text:p text:style-name="P40">It is advised to make a plugin global variable that reference plugin data during <text:span text:style-name="T11">PluginInit</text:span>.</text:p>
      <text:h text:style-name="P10" text:outline-level="2">Starting a plugin</text:h>
      <text:p text:style-name="P34"/>
      <text:p text:style-name="P34">WinObjEx64 starts plugins by calling <text:span text:style-name="T31">StartPlugin</text:span> routine <text:span text:style-name="T33">which is</text:span> set by plugin during <text:span text:style-name="T11">PluginInit</text:span> in <text:span text:style-name="T11">WINOBJEX_PLUGIN</text:span> structure.</text:p>
      <text:p text:style-name="P34"/>
      <text:p text:style-name="P41">Prototype defined as following<text:span text:style-name="T34">:</text:span></text:p>
      <text:p text:style-name="P42"/>
      <text:p text:style-name="P42">NTSTATUS CALLBACK StartPlugin(</text:p>
      <text:p text:style-name="P42"><text:s text:c="4"/>_In_ PWINOBJEX_PARAM_BLOCK ParamBlock);</text:p>
      <text:p text:style-name="P43"/>
      <text:p text:style-name="P44">Parameters</text:p>
      <text:p text:style-name="P45"/>
      <text:p text:style-name="P46"><text:span text:style-name="T11">ParamBlock</text:span> – input parameter, a pointer to <text:span text:style-name="T11">WINOBJEX_PARAM_BLOCK</text:span> structure filled by WinObjEx64. <text:span text:style-name="T33">Contain pointers to various WinObjEx64 helper routines. Note that structure maybe expanded in the future (growing from tail), for recent version see plugin_def.h in WinObjEx64 Plugins code directory.</text:span></text:p>
      <text:p text:style-name="P47"/>
      <text:p text:style-name="P48">typedef struct _WINOBJEX_PARAM_BLOCK {</text:p>
      <text:p text:style-name="P48"><text:s text:c="4"/>ULONG cbSize; </text:p>
      <text:p text:style-name="P48"><text:s text:c="4"/>HWND ParentWindow;</text:p>
      <text:p text:style-name="P48"><text:s text:c="4"/>HINSTANCE Instance;</text:p>
      <text:p text:style-name="P48"><text:s text:c="4"/>ULONG_PTR SystemRangeStart;</text:p>
      <text:p text:style-name="P48"><text:s text:c="4"/><text:span text:style-name="T35">ULONG CurrentDPI;</text:span></text:p>
      <text:p text:style-name="P48"><text:s text:c="4"/>RTL_OSVERSIONINFOW Version;</text:p>
      <text:p text:style-name="P48"><text:s text:c="4"/>WINOBJEX_PARAM_OBJECT Object;</text:p>
      <text:p text:style-name="P48"><text:s text:c="4"/>pfnReadSystemMemoryEx ReadSystemMemoryEx;</text:p>
      <text:p text:style-name="P48"><text:s text:c="4"/>pfnGetInstructionLength GetInstructionLength;</text:p>
      <text:p text:style-name="P48"><text:s text:c="4"/>pfnOpenNamedObjectByType OpenNamedObjectByType;</text:p>
      <text:p text:style-name="P48"><text:s text:c="4"/>ULONG Reserved[8];</text:p>
      <text:p text:style-name="P48">} WINOBJEX_PARAM_BLOCK, * PWINOBJEX_PARAM_BLOCK;</text:p>
      <text:p text:style-name="P47"/>
      <text:p text:style-name="P44">Members</text:p>
      <text:p text:style-name="P45"/>
      <text:p text:style-name="P49"><text:span text:style-name="T11">Size – </text:span><text:span text:style-name="T36">th</text:span><text:span text:style-name="T37">e</text:span> size of the structure, in bytes. This should be set to sizeof(WINOBJEX_P<text:span text:style-name="T38">ARAM_BLOCK</text:span>) by the plugin to ensure versioning compatibility.</text:p>
      <text:p text:style-name="P45"/>
      <text:p text:style-name="P45"><text:span text:style-name="T11">ParentWindow</text:span> – is a handle of WinObjEx64 main window;</text:p>
      <text:p text:style-name="P45"/>
      <text:p text:style-name="P45"><text:span text:style-name="T11">Instance</text:span> – is a handle of WinObjEx64 instance;</text:p>
      <text:p text:style-name="P45"/>
      <text:p text:style-name="P45"><text:span text:style-name="T11">SystemRangeStart </text:span>– is a value describing lower possible system start address;</text:p>
      <text:p text:style-name="P45"/>
      <text:p text:style-name="P50"><text:span text:style-name="T11">CurrentDPI</text:span> – DPI value from WinObjEx64;</text:p>
      <text:p text:style-name="P45"/>
      <text:p text:style-name="P51"><text:span text:style-name="T39">Version</text:span><text:span text:style-name="T40"> – is a RTL_OSVERSIONINFOW structure </text:span><text:span text:style-name="T41">which is </text:span><text:span text:style-name="T40">filled by WinObjEx64 by calling</text:span><text:span text:style-name="T42"> </text:span><text:span text:style-name="T43"><text:s/>ntdll</text:span><text:span text:style-name="T42"> </text:span><text:span text:style-name="T44">RtlGetVersion</text:span><text:span text:style-name="T40"> function;</text:span></text:p>
      <text:p text:style-name="P51"/>
      <text:p text:style-name="P52"><text:span text:style-name="T45">Object</text:span> – is a WINOBJEX_PARAM_OBJECT structure which is filled by WinObjEx64 and valid only for ContextPlugins;</text:p>
      <text:p text:style-name="P53"><text:soft-page-break/>typedef struct _WINOBJEX_PARAM_OBJECT {</text:p>
      <text:p text:style-name="P53"><text:s text:c="4"/>LPWSTR ObjectName;</text:p>
      <text:p text:style-name="P53"><text:s text:c="4"/>LPWSTR ObjectDirectory;</text:p>
      <text:p text:style-name="P53"><text:s text:c="4"/>PVOID Reserved;</text:p>
      <text:p text:style-name="P53">} WINOBJEX_PARAM_OBJECT, * PWINOBJEX_PARAM_OBJECT;</text:p>
      <text:p text:style-name="P52"/>
      <text:p text:style-name="P54">Where ObjectName is the currently selected (in WinObjEx64 treev or listview) object name, ObjectDirectory is a currently browsed object directory. Reserved is a pointer for future use. <text:span text:style-name="T46">It is advised to make a local copy of this structure during </text:span><text:span text:style-name="T47">StartPlugin</text:span><text:span text:style-name="T46"> call.</text:span></text:p>
      <text:p text:style-name="P45"/>
      <text:p text:style-name="P55"><text:span text:style-name="T11">ReadSystemMemoryEx</text:span> – pointer to WinObjEx64 function used to read kernel memory;</text:p>
      <text:p text:style-name="P55"/>
      <text:p text:style-name="P56"><text:span text:style-name="T11">GetInstructionLength</text:span> – pointer to WinObjEx64 length disassembler wrapper used to determinate instruction length with HDE;</text:p>
      <text:p text:style-name="P56"/>
      <text:p text:style-name="P57"><text:span text:style-name="T48">OpenNamedObjectByType</text:span><text:span text:style-name="T49"> – pointer to WinObjEx64 function used to open named objects.</text:span></text:p>
      <text:p text:style-name="P58"/>
      <text:p text:style-name="P59">Reserved – <text:span text:style-name="T36">r</text:span><text:span text:style-name="T50">eserved for future use.</text:span></text:p>
      <text:p text:style-name="P34"/>
      <text:p text:style-name="P60">Remarks</text:p>
      <text:p text:style-name="P34"/>
      <text:p text:style-name="P61">If selected plugin supports multiple instances then new instance of it will be created. </text:p>
      <text:p text:style-name="P61"/>
      <text:p text:style-name="P62"><text:span text:style-name="T51">If it does not support multiple instances then i</text:span><text:span text:style-name="T52">f plugin reports in </text:span><text:span text:style-name="T51">a</text:span><text:span text:style-name="T52"> </text:span><text:span text:style-name="T53">State</text:span><text:span text:style-name="T52"> field that it is already running (</text:span><text:span text:style-name="T53">State </text:span><text:span text:style-name="T54">is set to</text:span><text:span text:style-name="T53"> PluginRunning</text:span><text:span text:style-name="T52">) then WinObjEx64 will ask user either to restart plugin or leave it as is. In case if user want to restart plugin, WinObjEx64 will first try to stop plugin and then start it again. </text:span></text:p>
      <text:h text:style-name="P10" text:outline-level="2">Stopping a plugin</text:h>
      <text:p text:style-name="P40"/>
      <text:p text:style-name="P40">WinObjEx64 stops plugin by calling <text:span text:style-name="T31">StopPlugin</text:span> <text:span text:style-name="T55">routine which is set by plugin during </text:span><text:span text:style-name="T56">PluginInit</text:span><text:span text:style-name="T55"> in </text:span><text:span text:style-name="T56">WINOBJEX_PLUGIN</text:span><text:span text:style-name="T55"> structure.</text:span></text:p>
      <text:p text:style-name="P40"/>
      <text:p text:style-name="P63">Prototype defined as following:</text:p>
      <text:p text:style-name="P64"/>
      <text:p text:style-name="P64">void CALLBACK StopPlugin(</text:p>
      <text:p text:style-name="P64"><text:s text:c="4"/>VOID);</text:p>
      <text:p text:style-name="P64"/>
      <text:p text:style-name="P63">This routine has no parameters;</text:p>
      <text:p text:style-name="P63"/>
      <text:p text:style-name="P39">Remarks</text:p>
      <text:p text:style-name="P40"/>
      <text:p text:style-name="P40"><text:span text:style-name="T57">Upon successful stop p</text:span>lugin must set state to <text:span text:style-name="T11">PluginStopped</text:span> by calling <text:span text:style-name="T11">StateChangeCallback</text:span><text:span text:style-name="T37"> routine of </text:span><text:span text:style-name="T58">WINOBJEX_PLUGIN</text:span>.</text:p>
      <text:h text:style-name="P10" text:outline-level="2">Plugin parameters block <text:span text:style-name="T59">(WINOBJEX_PARAM_BLOCK)</text:span></text:h>
      <text:p text:style-name="P65"/>
      <text:p text:style-name="P65">This parameters block is filled by WinObjEx64. Below is a prototypes of functions within it.</text:p>
      <text:p text:style-name="P66"/>
      <text:p text:style-name="P66">BOOL CALLBACK ReadSystemMemoryEx(</text:p>
      <text:p text:style-name="P66"><text:s text:c="4"/>_In_ ULONG_PTR Address,</text:p>
      <text:p text:style-name="P66"><text:s text:c="4"/>_Inout_ PVOID Buffer,</text:p>
      <text:p text:style-name="P66"><text:s text:c="4"/>_In_ ULONG BufferSize,</text:p>
      <text:p text:style-name="P66"><text:s text:c="4"/>_Out_opt_ PULONG NumberOfBytesRead);</text:p>
      <text:p text:style-name="P66"/>
      <text:p text:style-name="P67">Read kernel memory to the preallocated buffer.</text:p>
      <text:p text:style-name="P65"/>
      <text:p text:style-name="P68">Parameters</text:p>
      <text:p text:style-name="P69"/>
      <text:p text:style-name="P69"><text:span text:style-name="T11">Address</text:span> – kernel mode address to read;</text:p>
      <text:p text:style-name="P69"/>
      <text:p text:style-name="P69"><text:span text:style-name="T11">Buffer</text:span> – pointer to plugin allocated buffer to receive data;</text:p>
      <text:p text:style-name="P69"/>
      <text:p text:style-name="P69"><text:span text:style-name="T11">BufferSize</text:span> – size of buffer to receive data;</text:p>
      <text:p text:style-name="P69"/>
      <text:p text:style-name="P69"><text:span text:style-name="T11">NumberOfBytesRead</text:span> – optional, return actual number of bytes read <text:span text:style-name="T60">upon</text:span> successful execution.</text:p>
      <text:p text:style-name="P69"/>
      <text:p text:style-name="P68">Return V<text:span text:style-name="T61">a</text:span>lue</text:p>
      <text:p text:style-name="P69"/>
      <text:p text:style-name="P69"><text:span text:style-name="T60">Return</text:span> TRUE on success, FALSE <text:span text:style-name="T60">on failure</text:span>.</text:p>
      <text:p text:style-name="P69"/>
      <text:p text:style-name="P70">Remarks</text:p>
      <text:p text:style-name="P71"/>
      <text:p text:style-name="P71">Debug privilege and thus administrative rights are required.</text:p>
      <text:p text:style-name="P69"/>
      <text:p text:style-name="P72"/>
      <text:p text:style-name="P73">UCHAR CALLBACK GetInstructionLength(</text:p>
      <text:p text:style-name="P74"><text:s text:c="4"/>_In_ PVOID ptrCode,</text:p>
      <text:p text:style-name="P74"><text:s text:c="4"/>_Out_ PULONG ptrFlags);</text:p>
      <text:p text:style-name="P75"/>
      <text:p text:style-name="P71">Length disassembler wrapper.</text:p>
      <text:p text:style-name="P75"/>
      <text:p text:style-name="P76">Parameters</text:p>
      <text:p text:style-name="P75"/>
      <text:p text:style-name="P75">ptrCode – pointer to code;</text:p>
      <text:p text:style-name="P75"/>
      <text:p text:style-name="P75">ptrFlags – <text:span text:style-name="T60">pointer to ULONG type variable to receive </text:span>flags returned by disassembler engine.</text:p>
      <text:p text:style-name="P75"/>
      <text:p text:style-name="P76">Return Value</text:p>
      <text:p text:style-name="P75"/>
      <text:p text:style-name="P75">Return number of bytes describing instruction length of given code buffer.</text:p>
      <text:p text:style-name="P77"><text:span text:style-name="T62">NTSTATUS </text:span>OpenNamedObjectByType(</text:p>
      <text:p text:style-name="P78"><text:s text:c="4"/>_Out_ HANDLE* ObjectHandle,</text:p>
      <text:p text:style-name="P78"><text:s text:c="4"/>_In_ ULONG TypeIndex,</text:p>
      <text:p text:style-name="P78"><text:s text:c="4"/>_In_ LPWSTR ObjectDirectory,</text:p>
      <text:p text:style-name="P78"><text:s text:c="4"/>_In_opt_ LPWSTR ObjectName,</text:p>
      <text:p text:style-name="P78"><text:s text:c="4"/>_In_ ACCESS_MASK DesiredAccess);</text:p>
      <text:p text:style-name="P79"/>
      <text:p text:style-name="P80"><text:span text:style-name="T63">Open object by name and type</text:span><text:span text:style-name="T64">.</text:span></text:p>
      <text:p text:style-name="P81"/>
      <text:p text:style-name="P82">Parameters</text:p>
      <text:p text:style-name="P83"/>
      <text:p text:style-name="P84"><text:span text:style-name="T65">ObjectHandle</text:span><text:span text:style-name="T66"> – pointer to </text:span><text:span text:style-name="T63">receive object handle</text:span><text:span text:style-name="T66">;</text:span></text:p>
      <text:p text:style-name="P83"/>
      <text:p text:style-name="P85"><text:span text:style-name="T65">TypeIndex</text:span><text:span text:style-name="T66"> – </text:span><text:span text:style-name="T63">object type index, </text:span><text:span text:style-name="T67">f</text:span><text:span text:style-name="T68">or </text:span><text:span text:style-name="T63">index </text:span><text:span text:style-name="T68">list </text:span><text:a xlink:type="simple" xlink:href="#1.7.Context plugins supported object types|outline" text:style-name="Internet_20_link" text:visited-style-name="Visited_20_Internet_20_Link"><text:span text:style-name="T68">see</text:span></text:a><text:span text:style-name="T66">;</text:span></text:p>
      <text:p text:style-name="P83"/>
      <text:p text:style-name="P84"><text:span text:style-name="T65">ObjectDirectory</text:span><text:span text:style-name="T69"> – </text:span><text:span text:style-name="T63">parent directory of object</text:span><text:span text:style-name="T70">;</text:span></text:p>
      <text:p text:style-name="P79"/>
      <text:p text:style-name="P86"><text:span text:style-name="T71">O</text:span><text:span text:style-name="T72">bjectName</text:span><text:span text:style-name="T73"> – optional, name of the object. If no ObjectName specified function will open ObjectDirectory itself;</text:span></text:p>
      <text:p text:style-name="P87"/>
      <text:p text:style-name="P85"><text:span text:style-name="T65">DesiredAccess</text:span><text:span text:style-name="T63"> – the access to the object.</text:span></text:p>
      <text:p text:style-name="P83"/>
      <text:p text:style-name="P83"/>
      <text:p text:style-name="P82">Return Value</text:p>
      <text:p text:style-name="P83"/>
      <text:p text:style-name="P84"><text:span text:style-name="T69">If function succeeded it returns </text:span><text:span text:style-name="T63">STATUS_SUCCESS</text:span><text:span text:style-name="T66">. </text:span><text:span text:style-name="T63">On failure function return appreciate NTSTATUS value.</text:span></text:p>
      <text:h text:style-name="P10" text:outline-level="2">Examples</text:h>
      <text:p text:style-name="P88"/>
      <text:p text:style-name="P88">1) Example plugin located in Source/Plugins/ExamplePlugin. Implement basic plugin skeleton. Shows message box as payload.</text:p>
      <text:p text:style-name="P89"/>
      <text:p text:style-name="P88">2) Complex GUI based plugins – Source/Plugins/Sonar and Source/Plugins/ApiSetView.</text:p>
      <text:p text:style-name="P88"/>
      <text:p text:style-name="P90"><text:span text:style-name="T74">3) Plugin that support multiple instances – Source/Plugins/ImageScope. </text:span><text:span text:style-name="T75">This plugin supports “Section” only type of Windows objects.</text:span></text:p>
      <text:h text:style-name="P91" text:outline-level="2"><text:span text:style-name="T76">O</text:span><text:span text:style-name="T77">bject types</text:span></text:h>
      <text:p text:style-name="P92"/>
      <table:table table:name="Table1" table:style-name="Table1">
        <table:table-column table:style-name="Table1.A"/>
        <table:table-column table:style-name="Table1.B"/>
        <table:table-row>
          <table:table-cell table:style-name="Table1.A1" office:value-type="string">
            <text:p text:style-name="P93">Name</text:p>
          </table:table-cell>
          <table:table-cell table:style-name="Table1.B1" office:value-type="string">
            <text:p text:style-name="P94">Value</text:p>
          </table:table-cell>
        </table:table-row>
        <table:table-row>
          <table:table-cell table:style-name="Table1.A2" office:value-type="string">
            <text:p text:style-name="P88">ObjectTypeDevice</text:p>
          </table:table-cell>
          <table:table-cell table:style-name="Table1.B2" office:value-type="float" office:value="0">
            <text:p text:style-name="P95">0</text:p>
          </table:table-cell>
        </table:table-row>
        <table:table-row>
          <table:table-cell table:style-name="Table1.A2" office:value-type="string">
            <text:p text:style-name="P88">ObjectTypeDriver</text:p>
          </table:table-cell>
          <table:table-cell table:style-name="Table1.B2" office:value-type="float" office:value="1">
            <text:p text:style-name="P95">1</text:p>
          </table:table-cell>
        </table:table-row>
        <table:table-row>
          <table:table-cell table:style-name="Table1.A2" office:value-type="string">
            <text:p text:style-name="P88">ObjectTypeSection</text:p>
          </table:table-cell>
          <table:table-cell table:style-name="Table1.B2" office:value-type="float" office:value="2">
            <text:p text:style-name="P95">2</text:p>
          </table:table-cell>
        </table:table-row>
        <table:table-row>
          <table:table-cell table:style-name="Table1.A2" office:value-type="string">
            <text:p text:style-name="P88">ObjectTypePort</text:p>
          </table:table-cell>
          <table:table-cell table:style-name="Table1.B2" office:value-type="float" office:value="3">
            <text:p text:style-name="P95">3</text:p>
          </table:table-cell>
        </table:table-row>
        <table:table-row>
          <table:table-cell table:style-name="Table1.A2" office:value-type="string">
            <text:p text:style-name="P88">ObjectTypeSymbolicLink</text:p>
          </table:table-cell>
          <table:table-cell table:style-name="Table1.B2" office:value-type="float" office:value="4">
            <text:p text:style-name="P95">4</text:p>
          </table:table-cell>
        </table:table-row>
        <table:table-row>
          <table:table-cell table:style-name="Table1.A2" office:value-type="string">
            <text:p text:style-name="P88">ObjectTypeKey</text:p>
          </table:table-cell>
          <table:table-cell table:style-name="Table1.B2" office:value-type="float" office:value="5">
            <text:p text:style-name="P95">5</text:p>
          </table:table-cell>
        </table:table-row>
        <table:table-row>
          <table:table-cell table:style-name="Table1.A2" office:value-type="string">
            <text:p text:style-name="P88">ObjectTypeEvent</text:p>
          </table:table-cell>
          <table:table-cell table:style-name="Table1.B2" office:value-type="float" office:value="6">
            <text:p text:style-name="P95">6</text:p>
          </table:table-cell>
        </table:table-row>
        <table:table-row>
          <table:table-cell table:style-name="Table1.A2" office:value-type="string">
            <text:p text:style-name="P88">ObjectTypeJob</text:p>
          </table:table-cell>
          <table:table-cell table:style-name="Table1.B2" office:value-type="float" office:value="7">
            <text:p text:style-name="P95">7</text:p>
          </table:table-cell>
        </table:table-row>
        <table:table-row>
          <table:table-cell table:style-name="Table1.A2" office:value-type="string">
            <text:p text:style-name="P88">ObjectTypeMutant</text:p>
          </table:table-cell>
          <table:table-cell table:style-name="Table1.B2" office:value-type="float" office:value="8">
            <text:p text:style-name="P95">8</text:p>
          </table:table-cell>
        </table:table-row>
        <table:table-row>
          <table:table-cell table:style-name="Table1.A2" office:value-type="string">
            <text:p text:style-name="P88">ObjectTypeKeyedEvent</text:p>
          </table:table-cell>
          <table:table-cell table:style-name="Table1.B2" office:value-type="float" office:value="9">
            <text:p text:style-name="P95">9</text:p>
          </table:table-cell>
        </table:table-row>
        <table:table-row>
          <table:table-cell table:style-name="Table1.A2" office:value-type="string">
            <text:p text:style-name="P88">ObjectTypeType</text:p>
          </table:table-cell>
          <table:table-cell table:style-name="Table1.B2" office:value-type="float" office:value="10">
            <text:p text:style-name="P95">10</text:p>
          </table:table-cell>
        </table:table-row>
        <table:table-row>
          <table:table-cell table:style-name="Table1.A2" office:value-type="string">
            <text:p text:style-name="P88">ObjectTypeDirectory</text:p>
          </table:table-cell>
          <table:table-cell table:style-name="Table1.B2" office:value-type="float" office:value="11">
            <text:p text:style-name="P95">11</text:p>
          </table:table-cell>
        </table:table-row>
        <table:table-row>
          <table:table-cell table:style-name="Table1.A2" office:value-type="string">
            <text:p text:style-name="P88">ObjectTypeWinstation</text:p>
          </table:table-cell>
          <table:table-cell table:style-name="Table1.B2" office:value-type="float" office:value="12">
            <text:p text:style-name="P95">12</text:p>
          </table:table-cell>
        </table:table-row>
        <table:table-row>
          <table:table-cell table:style-name="Table1.A2" office:value-type="string">
            <text:p text:style-name="P88">ObjectTypeCallback</text:p>
          </table:table-cell>
          <table:table-cell table:style-name="Table1.B2" office:value-type="float" office:value="13">
            <text:p text:style-name="P95">13</text:p>
          </table:table-cell>
        </table:table-row>
        <table:table-row>
          <table:table-cell table:style-name="Table1.A2" office:value-type="string">
            <text:p text:style-name="P88">ObjectTypeSemaphore</text:p>
          </table:table-cell>
          <table:table-cell table:style-name="Table1.B2" office:value-type="float" office:value="14">
            <text:p text:style-name="P95">14</text:p>
          </table:table-cell>
        </table:table-row>
        <table:table-row>
          <table:table-cell table:style-name="Table1.A2" office:value-type="string">
            <text:p text:style-name="P88">ObjectTypeWaitablePort</text:p>
          </table:table-cell>
          <table:table-cell table:style-name="Table1.B2" office:value-type="float" office:value="15">
            <text:p text:style-name="P95">15</text:p>
          </table:table-cell>
        </table:table-row>
        <table:table-row>
          <table:table-cell table:style-name="Table1.A2" office:value-type="string">
            <text:p text:style-name="P88">ObjectTypeTimer</text:p>
          </table:table-cell>
          <table:table-cell table:style-name="Table1.B2" office:value-type="float" office:value="16">
            <text:p text:style-name="P95">16</text:p>
          </table:table-cell>
        </table:table-row>
        <table:table-row>
          <table:table-cell table:style-name="Table1.A2" office:value-type="string">
            <text:p text:style-name="P88">ObjectTypeSession</text:p>
          </table:table-cell>
          <table:table-cell table:style-name="Table1.B2" office:value-type="float" office:value="17">
            <text:p text:style-name="P95">17</text:p>
          </table:table-cell>
        </table:table-row>
        <table:table-row>
          <table:table-cell table:style-name="Table1.A2" office:value-type="string">
            <text:p text:style-name="P88">ObjectTypeController</text:p>
          </table:table-cell>
          <table:table-cell table:style-name="Table1.B2" office:value-type="float" office:value="18">
            <text:p text:style-name="P95">18</text:p>
          </table:table-cell>
        </table:table-row>
        <table:table-row>
          <table:table-cell table:style-name="Table1.A2" office:value-type="string">
            <text:p text:style-name="P88">ObjectTypeProfile</text:p>
          </table:table-cell>
          <table:table-cell table:style-name="Table1.B2" office:value-type="float" office:value="19">
            <text:p text:style-name="P95">19</text:p>
          </table:table-cell>
        </table:table-row>
        <table:table-row>
          <table:table-cell table:style-name="Table1.A2" office:value-type="string">
            <text:p text:style-name="P88">ObjectTypeEventPair</text:p>
          </table:table-cell>
          <table:table-cell table:style-name="Table1.B2" office:value-type="float" office:value="20">
            <text:p text:style-name="P95">20</text:p>
          </table:table-cell>
        </table:table-row>
        <table:table-row>
          <table:table-cell table:style-name="Table1.A2" office:value-type="string">
            <text:p text:style-name="P88">ObjectTypeDesktop</text:p>
          </table:table-cell>
          <table:table-cell table:style-name="Table1.B2" office:value-type="float" office:value="21">
            <text:p text:style-name="P95">21</text:p>
          </table:table-cell>
        </table:table-row>
        <table:table-row>
          <table:table-cell table:style-name="Table1.A2" office:value-type="string">
            <text:p text:style-name="P88">ObjectTypeFile</text:p>
          </table:table-cell>
          <table:table-cell table:style-name="Table1.B2" office:value-type="float" office:value="22">
            <text:p text:style-name="P95">22</text:p>
          </table:table-cell>
        </table:table-row>
        <table:table-row>
          <table:table-cell table:style-name="Table1.A2" office:value-type="string">
            <text:p text:style-name="P88">ObjectTypeWMIGuid</text:p>
          </table:table-cell>
          <table:table-cell table:style-name="Table1.B2" office:value-type="float" office:value="23">
            <text:p text:style-name="P95">23</text:p>
          </table:table-cell>
        </table:table-row>
        <table:table-row>
          <table:table-cell table:style-name="Table1.A2" office:value-type="string">
            <text:p text:style-name="P88">ObjectTypeDebugObject</text:p>
          </table:table-cell>
          <table:table-cell table:style-name="Table1.B2" office:value-type="float" office:value="24">
            <text:p text:style-name="P95">24</text:p>
          </table:table-cell>
        </table:table-row>
        <table:table-row>
          <table:table-cell table:style-name="Table1.A2" office:value-type="string">
            <text:p text:style-name="P88">ObjectTypeIoCompletion</text:p>
          </table:table-cell>
          <table:table-cell table:style-name="Table1.B2" office:value-type="float" office:value="25">
            <text:p text:style-name="P95">25</text:p>
          </table:table-cell>
        </table:table-row>
        <table:table-row>
          <table:table-cell table:style-name="Table1.A2" office:value-type="string">
            <text:p text:style-name="P88">ObjectTypeProcess</text:p>
          </table:table-cell>
          <table:table-cell table:style-name="Table1.B2" office:value-type="float" office:value="26">
            <text:p text:style-name="P95">26</text:p>
          </table:table-cell>
        </table:table-row>
        <table:table-row>
          <table:table-cell table:style-name="Table1.A2" office:value-type="string">
            <text:p text:style-name="P88">ObjectTypeAdapter</text:p>
          </table:table-cell>
          <table:table-cell table:style-name="Table1.B2" office:value-type="float" office:value="27">
            <text:p text:style-name="P95">27</text:p>
          </table:table-cell>
        </table:table-row>
        <table:table-row>
          <table:table-cell table:style-name="Table1.A2" office:value-type="string">
            <text:p text:style-name="P88">ObjectTypeToken</text:p>
          </table:table-cell>
          <table:table-cell table:style-name="Table1.B2" office:value-type="float" office:value="28">
            <text:p text:style-name="P95">28</text:p>
          </table:table-cell>
        </table:table-row>
        <table:table-row>
          <table:table-cell table:style-name="Table1.A2" office:value-type="string">
            <text:p text:style-name="P88">ObjectTypeETWRegistration</text:p>
          </table:table-cell>
          <table:table-cell table:style-name="Table1.B2" office:value-type="float" office:value="29">
            <text:p text:style-name="P95">29</text:p>
          </table:table-cell>
        </table:table-row>
        <table:table-row>
          <table:table-cell table:style-name="Table1.A2" office:value-type="string">
            <text:p text:style-name="P88">ObjectTypeThread</text:p>
          </table:table-cell>
          <table:table-cell table:style-name="Table1.B2" office:value-type="float" office:value="30">
            <text:p text:style-name="P95">30</text:p>
          </table:table-cell>
        </table:table-row>
        <table:table-row>
          <table:table-cell table:style-name="Table1.A2" office:value-type="string">
            <text:p text:style-name="P88">ObjectTypeTmTx</text:p>
          </table:table-cell>
          <table:table-cell table:style-name="Table1.B2" office:value-type="float" office:value="31">
            <text:p text:style-name="P95">31</text:p>
          </table:table-cell>
        </table:table-row>
        <table:table-row>
          <table:table-cell table:style-name="Table1.A2" office:value-type="string">
            <text:p text:style-name="P88">ObjectTypeTmTm</text:p>
          </table:table-cell>
          <table:table-cell table:style-name="Table1.B2" office:value-type="float" office:value="32">
            <text:p text:style-name="P95">32</text:p>
          </table:table-cell>
        </table:table-row>
        <table:table-row>
          <table:table-cell table:style-name="Table1.A2" office:value-type="string">
            <text:p text:style-name="P88">ObjectTypeTmRm</text:p>
          </table:table-cell>
          <table:table-cell table:style-name="Table1.B2" office:value-type="float" office:value="33">
            <text:p text:style-name="P95">33</text:p>
          </table:table-cell>
        </table:table-row>
        <table:table-row>
          <table:table-cell table:style-name="Table1.A2" office:value-type="string">
            <text:p text:style-name="P88">ObjectTypeTmEn</text:p>
          </table:table-cell>
          <table:table-cell table:style-name="Table1.B2" office:value-type="float" office:value="34">
            <text:p text:style-name="P95">34</text:p>
          </table:table-cell>
        </table:table-row>
        <table:table-row>
          <table:table-cell table:style-name="Table1.A2" office:value-type="string">
            <text:p text:style-name="P88">ObjectTypePcwObject</text:p>
          </table:table-cell>
          <table:table-cell table:style-name="Table1.B2" office:value-type="float" office:value="35">
            <text:p text:style-name="P95">35</text:p>
          </table:table-cell>
        </table:table-row>
        <text:soft-page-break/>
        <table:table-row>
          <table:table-cell table:style-name="Table1.A2" office:value-type="string">
            <text:p text:style-name="P88">ObjectTypeFltConnPort</text:p>
          </table:table-cell>
          <table:table-cell table:style-name="Table1.B2" office:value-type="float" office:value="36">
            <text:p text:style-name="P95">36</text:p>
          </table:table-cell>
        </table:table-row>
        <table:table-row>
          <table:table-cell table:style-name="Table1.A2" office:value-type="string">
            <text:p text:style-name="P88">ObjectTypeFltComnPort</text:p>
          </table:table-cell>
          <table:table-cell table:style-name="Table1.B2" office:value-type="float" office:value="37">
            <text:p text:style-name="P95">37</text:p>
          </table:table-cell>
        </table:table-row>
        <table:table-row>
          <table:table-cell table:style-name="Table1.A2" office:value-type="string">
            <text:p text:style-name="P88">ObjectTypePowerRequest</text:p>
          </table:table-cell>
          <table:table-cell table:style-name="Table1.B2" office:value-type="float" office:value="38">
            <text:p text:style-name="P95">38</text:p>
          </table:table-cell>
        </table:table-row>
        <table:table-row>
          <table:table-cell table:style-name="Table1.A2" office:value-type="string">
            <text:p text:style-name="P88">ObjectTypeETWConsumer</text:p>
          </table:table-cell>
          <table:table-cell table:style-name="Table1.B2" office:value-type="float" office:value="39">
            <text:p text:style-name="P95">39</text:p>
          </table:table-cell>
        </table:table-row>
        <table:table-row>
          <table:table-cell table:style-name="Table1.A2" office:value-type="string">
            <text:p text:style-name="P88">ObjectTypeTpWorkerFactory</text:p>
          </table:table-cell>
          <table:table-cell table:style-name="Table1.B2" office:value-type="float" office:value="40">
            <text:p text:style-name="P95">40</text:p>
          </table:table-cell>
        </table:table-row>
        <table:table-row>
          <table:table-cell table:style-name="Table1.A2" office:value-type="string">
            <text:p text:style-name="P88">ObjectTypeComposition</text:p>
          </table:table-cell>
          <table:table-cell table:style-name="Table1.B2" office:value-type="float" office:value="41">
            <text:p text:style-name="P95">41</text:p>
          </table:table-cell>
        </table:table-row>
        <table:table-row>
          <table:table-cell table:style-name="Table1.A2" office:value-type="string">
            <text:p text:style-name="P88">ObjectTypeIRTimer</text:p>
          </table:table-cell>
          <table:table-cell table:style-name="Table1.B2" office:value-type="float" office:value="42">
            <text:p text:style-name="P95">42</text:p>
          </table:table-cell>
        </table:table-row>
        <table:table-row>
          <table:table-cell table:style-name="Table1.A2" office:value-type="string">
            <text:p text:style-name="P88">ObjectTypeDxgkSharedResource</text:p>
          </table:table-cell>
          <table:table-cell table:style-name="Table1.B2" office:value-type="float" office:value="43">
            <text:p text:style-name="P95">43</text:p>
          </table:table-cell>
        </table:table-row>
        <table:table-row>
          <table:table-cell table:style-name="Table1.A2" office:value-type="string">
            <text:p text:style-name="P88">ObjectTypeDxgkSharedSwapChain</text:p>
          </table:table-cell>
          <table:table-cell table:style-name="Table1.B2" office:value-type="float" office:value="44">
            <text:p text:style-name="P95">44</text:p>
          </table:table-cell>
        </table:table-row>
        <table:table-row>
          <table:table-cell table:style-name="Table1.A2" office:value-type="string">
            <text:p text:style-name="P88">ObjectTypeDxgkSharedSyncObject</text:p>
          </table:table-cell>
          <table:table-cell table:style-name="Table1.B2" office:value-type="float" office:value="45">
            <text:p text:style-name="P95">45</text:p>
          </table:table-cell>
        </table:table-row>
        <table:table-row>
          <table:table-cell table:style-name="Table1.A2" office:value-type="string">
            <text:p text:style-name="P88">ObjectTypeDxgkCurrentDxgProcessObject</text:p>
          </table:table-cell>
          <table:table-cell table:style-name="Table1.B2" office:value-type="float" office:value="46">
            <text:p text:style-name="P95">46</text:p>
          </table:table-cell>
        </table:table-row>
        <table:table-row>
          <table:table-cell table:style-name="Table1.A2" office:value-type="string">
            <text:p text:style-name="P88">ObjectTypeDxgkCurrentDxgThreadObject</text:p>
          </table:table-cell>
          <table:table-cell table:style-name="Table1.B2" office:value-type="float" office:value="47">
            <text:p text:style-name="P95">47</text:p>
          </table:table-cell>
        </table:table-row>
        <table:table-row>
          <table:table-cell table:style-name="Table1.A2" office:value-type="string">
            <text:p text:style-name="P88">ObjectTypeDxgkDisplayManager</text:p>
          </table:table-cell>
          <table:table-cell table:style-name="Table1.B2" office:value-type="float" office:value="48">
            <text:p text:style-name="P95">48</text:p>
          </table:table-cell>
        </table:table-row>
        <table:table-row>
          <table:table-cell table:style-name="Table1.A2" office:value-type="string">
            <text:p text:style-name="P88">ObjectTypeDxgkDisplayMuxSwitch</text:p>
          </table:table-cell>
          <table:table-cell table:style-name="Table1.B2" office:value-type="float" office:value="49">
            <text:p text:style-name="P95">49</text:p>
          </table:table-cell>
        </table:table-row>
        <table:table-row>
          <table:table-cell table:style-name="Table1.A2" office:value-type="string">
            <text:p text:style-name="P88">ObjectTypeDxgkSharedBundle</text:p>
          </table:table-cell>
          <table:table-cell table:style-name="Table1.B2" office:value-type="float" office:value="50">
            <text:p text:style-name="P95">50</text:p>
          </table:table-cell>
        </table:table-row>
        <table:table-row>
          <table:table-cell table:style-name="Table1.A2" office:value-type="string">
            <text:p text:style-name="P88">ObjectTypeDxgkSharedProtectedSession</text:p>
          </table:table-cell>
          <table:table-cell table:style-name="Table1.B2" office:value-type="float" office:value="51">
            <text:p text:style-name="P95">51</text:p>
          </table:table-cell>
        </table:table-row>
        <table:table-row>
          <table:table-cell table:style-name="Table1.A2" office:value-type="string">
            <text:p text:style-name="P88">ObjectTypeDxgkComposition</text:p>
          </table:table-cell>
          <table:table-cell table:style-name="Table1.B2" office:value-type="float" office:value="52">
            <text:p text:style-name="P95">52</text:p>
          </table:table-cell>
        </table:table-row>
        <table:table-row>
          <table:table-cell table:style-name="Table1.A2" office:value-type="string">
            <text:p text:style-name="P88">ObjectTypeDxgkSharedKeyedMutex</text:p>
          </table:table-cell>
          <table:table-cell table:style-name="Table1.B2" office:value-type="float" office:value="53">
            <text:p text:style-name="P95">53</text:p>
          </table:table-cell>
        </table:table-row>
        <table:table-row>
          <table:table-cell table:style-name="Table1.A2" office:value-type="string">
            <text:p text:style-name="P88">ObjectTypeMemoryPartition</text:p>
          </table:table-cell>
          <table:table-cell table:style-name="Table1.B2" office:value-type="float" office:value="54">
            <text:p text:style-name="P95">54</text:p>
          </table:table-cell>
        </table:table-row>
        <table:table-row>
          <table:table-cell table:style-name="Table1.A2" office:value-type="string">
            <text:p text:style-name="P88">ObjectTypeRegistryTransaction</text:p>
          </table:table-cell>
          <table:table-cell table:style-name="Table1.B2" office:value-type="float" office:value="55">
            <text:p text:style-name="P95">55</text:p>
          </table:table-cell>
        </table:table-row>
        <table:table-row>
          <table:table-cell table:style-name="Table1.A2" office:value-type="string">
            <text:p text:style-name="P88">ObjectTypeDmaAdapter</text:p>
          </table:table-cell>
          <table:table-cell table:style-name="Table1.B2" office:value-type="float" office:value="56">
            <text:p text:style-name="P95">56</text:p>
          </table:table-cell>
        </table:table-row>
        <table:table-row>
          <table:table-cell table:style-name="Table1.A2" office:value-type="string">
            <text:p text:style-name="P88">ObjectTypeDmaDomain</text:p>
          </table:table-cell>
          <table:table-cell table:style-name="Table1.B2" office:value-type="float" office:value="57">
            <text:p text:style-name="P95">57</text:p>
          </table:table-cell>
        </table:table-row>
        <table:table-row>
          <table:table-cell table:style-name="Table1.A2" office:value-type="string">
            <text:p text:style-name="P88">ObjectTypeCoverageSampler</text:p>
          </table:table-cell>
          <table:table-cell table:style-name="Table1.B2" office:value-type="float" office:value="58">
            <text:p text:style-name="P95">58</text:p>
          </table:table-cell>
        </table:table-row>
        <table:table-row>
          <table:table-cell table:style-name="Table1.A2" office:value-type="string">
            <text:p text:style-name="P88">ObjectTypeActivationObject</text:p>
          </table:table-cell>
          <table:table-cell table:style-name="Table1.B2" office:value-type="float" office:value="59">
            <text:p text:style-name="P95">59</text:p>
          </table:table-cell>
        </table:table-row>
        <table:table-row>
          <table:table-cell table:style-name="Table1.A2" office:value-type="string">
            <text:p text:style-name="P88">ObjectTypeActivityReference</text:p>
          </table:table-cell>
          <table:table-cell table:style-name="Table1.B2" office:value-type="float" office:value="60">
            <text:p text:style-name="P95">60</text:p>
          </table:table-cell>
        </table:table-row>
        <table:table-row>
          <table:table-cell table:style-name="Table1.A2" office:value-type="string">
            <text:p text:style-name="P88">ObjectTypeCoreMessaging</text:p>
          </table:table-cell>
          <table:table-cell table:style-name="Table1.B2" office:value-type="float" office:value="61">
            <text:p text:style-name="P95">61</text:p>
          </table:table-cell>
        </table:table-row>
        <table:table-row>
          <table:table-cell table:style-name="Table1.A2" office:value-type="string">
            <text:p text:style-name="P88">ObjectTypeRawInputManager</text:p>
          </table:table-cell>
          <table:table-cell table:style-name="Table1.B2" office:value-type="float" office:value="62">
            <text:p text:style-name="P95">62</text:p>
          </table:table-cell>
        </table:table-row>
        <table:table-row>
          <table:table-cell table:style-name="Table1.A2" office:value-type="string">
            <text:p text:style-name="P88">ObjectTypeWaitCompletionPacket</text:p>
          </table:table-cell>
          <table:table-cell table:style-name="Table1.B2" office:value-type="float" office:value="63">
            <text:p text:style-name="P95">63</text:p>
          </table:table-cell>
        </table:table-row>
        <table:table-row>
          <table:table-cell table:style-name="Table1.A2" office:value-type="string">
            <text:p text:style-name="P88">ObjectTypeIoCompletionReserve</text:p>
          </table:table-cell>
          <table:table-cell table:style-name="Table1.B2" office:value-type="float" office:value="64">
            <text:p text:style-name="P95">64</text:p>
          </table:table-cell>
        </table:table-row>
        <table:table-row>
          <table:table-cell table:style-name="Table1.A2" office:value-type="string">
            <text:p text:style-name="P88">ObjectTypeUserApcReserve</text:p>
          </table:table-cell>
          <table:table-cell table:style-name="Table1.B2" office:value-type="float" office:value="65">
            <text:p text:style-name="P95">65</text:p>
          </table:table-cell>
        </table:table-row>
        <table:table-row>
          <table:table-cell table:style-name="Table1.A2" office:value-type="string">
            <text:p text:style-name="P88">ObjectTypeIoRing</text:p>
          </table:table-cell>
          <table:table-cell table:style-name="Table1.B2" office:value-type="float" office:value="66">
            <text:p text:style-name="P95">66</text:p>
          </table:table-cell>
        </table:table-row>
        <table:table-row>
          <table:table-cell table:style-name="Table1.A2" office:value-type="string">
            <text:p text:style-name="P88">ObjectTypeTerminal</text:p>
          </table:table-cell>
          <table:table-cell table:style-name="Table1.B2" office:value-type="float" office:value="67">
            <text:p text:style-name="P95">67</text:p>
          </table:table-cell>
        </table:table-row>
        <table:table-row>
          <table:table-cell table:style-name="Table1.A2" office:value-type="string">
            <text:p text:style-name="P88">ObjectTypeTerminalEventQueue</text:p>
          </table:table-cell>
          <table:table-cell table:style-name="Table1.B2" office:value-type="float" office:value="68">
            <text:p text:style-name="P95">68</text:p>
          </table:table-cell>
        </table:table-row>
        <table:table-row>
          <table:table-cell table:style-name="Table1.A2" office:value-type="string">
            <text:p text:style-name="P88">ObjectTypeEnergyTracker</text:p>
          </table:table-cell>
          <table:table-cell table:style-name="Table1.B2" office:value-type="float" office:value="69">
            <text:p text:style-name="P95">69</text:p>
          </table:table-cell>
        </table:table-row>
        <table:table-row>
          <table:table-cell table:style-name="Table1.A2" office:value-type="string">
            <text:p text:style-name="P88">ObjectTypeUnknown</text:p>
          </table:table-cell>
          <table:table-cell table:style-name="Table1.B2" office:value-type="float" office:value="70">
            <text:p text:style-name="P95">70</text:p>
          </table:table-cell>
        </table:table-row>
        <table:table-row>
          <table:table-cell table:style-name="Table1.A2" office:value-type="string">
            <text:p text:style-name="P88">ObjectTypeAnyType</text:p>
          </table:table-cell>
          <table:table-cell table:style-name="Table1.B73" office:value-type="string">
            <text:p text:style-name="P95">0xfe</text:p>
          </table:table-cell>
        </table:table-row>
        <table:table-row>
          <table:table-cell table:style-name="Table1.A2" office:value-type="string">
            <text:p text:style-name="P88">ObjectTypeNone</text:p>
          </table:table-cell>
          <table:table-cell table:style-name="Table1.B74" office:value-type="string">
            <text:p text:style-name="P95">0xff</text:p>
          </table:table-cell>
        </table:table-row>
      </table:table>
      <text:p text:style-name="P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Tahoma" svg:font-family="Tahoma" style:font-family-generic="swiss" style:font-pitch="variable"/>
    <style:font-face style:name="WenQuanYi Micro Hei" svg:font-family="'WenQuanYi Micro Hei'"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footer-first>
        <text:p text:style-name="Footer"/>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02T11:56:12.954240375</meta:creation-date>
    <dc:date>2019-09-03T12:49:12.934569388</dc:date>
    <meta:editing-duration>PT1H55M38S</meta:editing-duration>
    <meta:editing-cycles>33</meta:editing-cycles>
    <meta:generator>LibreOffice/24.8.7.2$Windows_X86_64 LibreOffice_project/e07d0a63a46349d29051da79b1fde8160bab2a89</meta:generator>
    <meta:document-statistic meta:table-count="1" meta:image-count="0" meta:object-count="0" meta:page-count="15" meta:paragraph-count="348" meta:word-count="1547" meta:character-count="12421" meta:non-whitespace-character-count="10858"/>
  </office:meta>
</office:document-meta>
</file>